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1.1350000000000002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1350000000000002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/grid_2_2.lp</text:p>
          </table:table-cell>
          <table:table-cell office:value-type="float" office:value="0.69933"/>
          <table:table-cell office:value-type="float" office:value="0.018"/>
          <table:table-cell office:value-type="float" office:value="0.0"/>
          <table:table-cell office:value-type="float" office:value="22.0"/>
          <table:table-cell office:value-type="float" office:value="0.0"/>
          <table:table-cell office:value-type="float" office:value="2318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68133"/>
          <table:table-cell office:value-type="float" office:value="0.891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>
          <table:table-cell office:value-type="string">
            <text:p>./grid_3_2.lp</text:p>
          </table:table-cell>
          <table:table-cell office:value-type="float" office:value="0.804239"/>
          <table:table-cell office:value-type="float" office:value="0.02"/>
          <table:table-cell office:value-type="float" office:value="0.0"/>
          <table:table-cell office:value-type="float" office:value="73.0"/>
          <table:table-cell office:value-type="float" office:value="0.0"/>
          <table:table-cell office:value-type="float" office:value="2265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84239"/>
          <table:table-cell office:value-type="float" office:value="0.8748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</table:table-row>
        <table:table-row table:style-name="ro1">
          <table:table-cell office:value-type="string">
            <text:p>./grid_3_3.lp</text:p>
          </table:table-cell>
          <table:table-cell office:value-type="float" office:value="0.84112"/>
          <table:table-cell office:value-type="float" office:value="0.028"/>
          <table:table-cell office:value-type="float" office:value="0.01"/>
          <table:table-cell office:value-type="float" office:value="527.0"/>
          <table:table-cell office:value-type="float" office:value="0.0"/>
          <table:table-cell office:value-type="float" office:value="2335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1312"/>
          <table:table-cell office:value-type="float" office:value="0.87727"/>
          <table:table-cell table:formula="of:=MIN([.$B5])" office:value-type="float"/>
          <table:table-cell table:formula="of:=MIN([.$C5])" office:value-type="float"/>
          <table:table-cell table:formula="of:=MIN([.$D5])" office:value-type="float"/>
          <table:table-cell table:formula="of:=MIN([.$E5])" office:value-type="float"/>
          <table:table-cell table:formula="of:=MIN([.$F5])" office:value-type="float"/>
          <table:table-cell table:formula="of:=MIN([.$G5])" office:value-type="float"/>
          <table:table-cell table:formula="of:=MIN([.$H5])" office:value-type="float"/>
          <table:table-cell table:formula="of:=MIN([.$I5])" office:value-type="float"/>
          <table:table-cell table:formula="of:=MIN([.$J5])" office:value-type="float"/>
          <table:table-cell table:formula="of:=MIN([.$K5])" office:value-type="float"/>
          <table:table-cell table:formula="of:=MIN([.$L5])" office:value-type="float"/>
          <table:table-cell table:formula="of:=MEDIAN([.$B5])" office:value-type="float"/>
          <table:table-cell table:formula="of:=MEDIAN([.$C5])" office:value-type="float"/>
          <table:table-cell table:formula="of:=MEDIAN([.$D5])" office:value-type="float"/>
          <table:table-cell table:formula="of:=MEDIAN([.$E5])" office:value-type="float"/>
          <table:table-cell table:formula="of:=MEDIAN([.$F5])" office:value-type="float"/>
          <table:table-cell table:formula="of:=MEDIAN([.$G5])" office:value-type="float"/>
          <table:table-cell table:formula="of:=MEDIAN([.$H5])" office:value-type="float"/>
          <table:table-cell table:formula="of:=MEDIAN([.$I5])" office:value-type="float"/>
          <table:table-cell table:formula="of:=MEDIAN([.$J5])" office:value-type="float"/>
          <table:table-cell table:formula="of:=MEDIAN([.$K5])" office:value-type="float"/>
          <table:table-cell table:formula="of:=MEDIAN([.$L5])" office:value-type="float"/>
          <table:table-cell table:formula="of:=MAX([.$B5])" office:value-type="float"/>
          <table:table-cell table:formula="of:=MAX([.$C5])" office:value-type="float"/>
          <table:table-cell table:formula="of:=MAX([.$D5])" office:value-type="float"/>
          <table:table-cell table:formula="of:=MAX([.$E5])" office:value-type="float"/>
          <table:table-cell table:formula="of:=MAX([.$F5])" office:value-type="float"/>
          <table:table-cell table:formula="of:=MAX([.$G5])" office:value-type="float"/>
          <table:table-cell table:formula="of:=MAX([.$H5])" office:value-type="float"/>
          <table:table-cell table:formula="of:=MAX([.$I5])" office:value-type="float"/>
          <table:table-cell table:formula="of:=MAX([.$J5])" office:value-type="float"/>
          <table:table-cell table:formula="of:=MAX([.$K5])" office:value-type="float"/>
          <table:table-cell table:formula="of:=MAX([.$L5])" office:value-type="float"/>
        </table:table-row>
        <table:table-row table:style-name="ro1">
          <table:table-cell office:value-type="string">
            <text:p>./grid_4_2.lp</text:p>
          </table:table-cell>
          <table:table-cell office:value-type="float" office:value="0.844016"/>
          <table:table-cell office:value-type="float" office:value="0.022"/>
          <table:table-cell office:value-type="float" office:value="0.0"/>
          <table:table-cell office:value-type="float" office:value="269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22016"/>
          <table:table-cell office:value-type="float" office:value="0.85293"/>
          <table:table-cell table:formula="of:=MIN([.$B6])" office:value-type="float"/>
          <table:table-cell table:formula="of:=MIN([.$C6])" office:value-type="float"/>
          <table:table-cell table:formula="of:=MIN([.$D6])" office:value-type="float"/>
          <table:table-cell table:formula="of:=MIN([.$E6])" office:value-type="float"/>
          <table:table-cell table:formula="of:=MIN([.$F6])" office:value-type="float"/>
          <table:table-cell table:formula="of:=MIN([.$G6])" office:value-type="float"/>
          <table:table-cell table:formula="of:=MIN([.$H6])" office:value-type="float"/>
          <table:table-cell table:formula="of:=MIN([.$I6])" office:value-type="float"/>
          <table:table-cell table:formula="of:=MIN([.$J6])" office:value-type="float"/>
          <table:table-cell table:formula="of:=MIN([.$K6])" office:value-type="float"/>
          <table:table-cell table:formula="of:=MIN([.$L6])" office:value-type="float"/>
          <table:table-cell table:formula="of:=MEDIAN([.$B6])" office:value-type="float"/>
          <table:table-cell table:formula="of:=MEDIAN([.$C6])" office:value-type="float"/>
          <table:table-cell table:formula="of:=MEDIAN([.$D6])" office:value-type="float"/>
          <table:table-cell table:formula="of:=MEDIAN([.$E6])" office:value-type="float"/>
          <table:table-cell table:formula="of:=MEDIAN([.$F6])" office:value-type="float"/>
          <table:table-cell table:formula="of:=MEDIAN([.$G6])" office:value-type="float"/>
          <table:table-cell table:formula="of:=MEDIAN([.$H6])" office:value-type="float"/>
          <table:table-cell table:formula="of:=MEDIAN([.$I6])" office:value-type="float"/>
          <table:table-cell table:formula="of:=MEDIAN([.$J6])" office:value-type="float"/>
          <table:table-cell table:formula="of:=MEDIAN([.$K6])" office:value-type="float"/>
          <table:table-cell table:formula="of:=MEDIAN([.$L6])" office:value-type="float"/>
          <table:table-cell table:formula="of:=MAX([.$B6])" office:value-type="float"/>
          <table:table-cell table:formula="of:=MAX([.$C6])" office:value-type="float"/>
          <table:table-cell table:formula="of:=MAX([.$D6])" office:value-type="float"/>
          <table:table-cell table:formula="of:=MAX([.$E6])" office:value-type="float"/>
          <table:table-cell table:formula="of:=MAX([.$F6])" office:value-type="float"/>
          <table:table-cell table:formula="of:=MAX([.$G6])" office:value-type="float"/>
          <table:table-cell table:formula="of:=MAX([.$H6])" office:value-type="float"/>
          <table:table-cell table:formula="of:=MAX([.$I6])" office:value-type="float"/>
          <table:table-cell table:formula="of:=MAX([.$J6])" office:value-type="float"/>
          <table:table-cell table:formula="of:=MAX([.$K6])" office:value-type="float"/>
          <table:table-cell table:formula="of:=MAX([.$L6])" office:value-type="float"/>
        </table:table-row>
        <table:table-row table:style-name="ro1">
          <table:table-cell office:value-type="string">
            <text:p>./grid_4_3.lp</text:p>
          </table:table-cell>
          <table:table-cell office:value-type="float" office:value="0.79502"/>
          <table:table-cell office:value-type="float" office:value="0.073"/>
          <table:table-cell office:value-type="float" office:value="0.05"/>
          <table:table-cell office:value-type="float" office:value="4119.0"/>
          <table:table-cell office:value-type="float" office:value="0.0"/>
          <table:table-cell office:value-type="float" office:value="23326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2202"/>
          <table:table-cell office:value-type="float" office:value="0.87253"/>
          <table:table-cell table:formula="of:=MIN([.$B7])" office:value-type="float"/>
          <table:table-cell table:formula="of:=MIN([.$C7])" office:value-type="float"/>
          <table:table-cell table:formula="of:=MIN([.$D7])" office:value-type="float"/>
          <table:table-cell table:formula="of:=MIN([.$E7])" office:value-type="float"/>
          <table:table-cell table:formula="of:=MIN([.$F7])" office:value-type="float"/>
          <table:table-cell table:formula="of:=MIN([.$G7])" office:value-type="float"/>
          <table:table-cell table:formula="of:=MIN([.$H7])" office:value-type="float"/>
          <table:table-cell table:formula="of:=MIN([.$I7])" office:value-type="float"/>
          <table:table-cell table:formula="of:=MIN([.$J7])" office:value-type="float"/>
          <table:table-cell table:formula="of:=MIN([.$K7])" office:value-type="float"/>
          <table:table-cell table:formula="of:=MIN([.$L7])" office:value-type="float"/>
          <table:table-cell table:formula="of:=MEDIAN([.$B7])" office:value-type="float"/>
          <table:table-cell table:formula="of:=MEDIAN([.$C7])" office:value-type="float"/>
          <table:table-cell table:formula="of:=MEDIAN([.$D7])" office:value-type="float"/>
          <table:table-cell table:formula="of:=MEDIAN([.$E7])" office:value-type="float"/>
          <table:table-cell table:formula="of:=MEDIAN([.$F7])" office:value-type="float"/>
          <table:table-cell table:formula="of:=MEDIAN([.$G7])" office:value-type="float"/>
          <table:table-cell table:formula="of:=MEDIAN([.$H7])" office:value-type="float"/>
          <table:table-cell table:formula="of:=MEDIAN([.$I7])" office:value-type="float"/>
          <table:table-cell table:formula="of:=MEDIAN([.$J7])" office:value-type="float"/>
          <table:table-cell table:formula="of:=MEDIAN([.$K7])" office:value-type="float"/>
          <table:table-cell table:formula="of:=MEDIAN([.$L7])" office:value-type="float"/>
          <table:table-cell table:formula="of:=MAX([.$B7])" office:value-type="float"/>
          <table:table-cell table:formula="of:=MAX([.$C7])" office:value-type="float"/>
          <table:table-cell table:formula="of:=MAX([.$D7])" office:value-type="float"/>
          <table:table-cell table:formula="of:=MAX([.$E7])" office:value-type="float"/>
          <table:table-cell table:formula="of:=MAX([.$F7])" office:value-type="float"/>
          <table:table-cell table:formula="of:=MAX([.$G7])" office:value-type="float"/>
          <table:table-cell table:formula="of:=MAX([.$H7])" office:value-type="float"/>
          <table:table-cell table:formula="of:=MAX([.$I7])" office:value-type="float"/>
          <table:table-cell table:formula="of:=MAX([.$J7])" office:value-type="float"/>
          <table:table-cell table:formula="of:=MAX([.$K7])" office:value-type="float"/>
          <table:table-cell table:formula="of:=MAX([.$L7])" office:value-type="float"/>
        </table:table-row>
        <table:table-row table:style-name="ro1">
          <table:table-cell office:value-type="string">
            <text:p>./grid_4_4.lp</text:p>
          </table:table-cell>
          <table:table-cell office:value-type="float" office:value="1.88686"/>
          <table:table-cell office:value-type="float" office:value="1.119"/>
          <table:table-cell office:value-type="float" office:value="1.09"/>
          <table:table-cell office:value-type="float" office:value="65571.0"/>
          <table:table-cell office:value-type="float" office:value="0.0"/>
          <table:table-cell office:value-type="float" office:value="2423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6786"/>
          <table:table-cell office:value-type="float" office:value="0.87453"/>
          <table:table-cell table:formula="of:=MIN([.$B8])" office:value-type="float"/>
          <table:table-cell table:formula="of:=MIN([.$C8])" office:value-type="float"/>
          <table:table-cell table:formula="of:=MIN([.$D8])" office:value-type="float"/>
          <table:table-cell table:formula="of:=MIN([.$E8])" office:value-type="float"/>
          <table:table-cell table:formula="of:=MIN([.$F8])" office:value-type="float"/>
          <table:table-cell table:formula="of:=MIN([.$G8])" office:value-type="float"/>
          <table:table-cell table:formula="of:=MIN([.$H8])" office:value-type="float"/>
          <table:table-cell table:formula="of:=MIN([.$I8])" office:value-type="float"/>
          <table:table-cell table:formula="of:=MIN([.$J8])" office:value-type="float"/>
          <table:table-cell table:formula="of:=MIN([.$K8])" office:value-type="float"/>
          <table:table-cell table:formula="of:=MIN([.$L8])" office:value-type="float"/>
          <table:table-cell table:formula="of:=MEDIAN([.$B8])" office:value-type="float"/>
          <table:table-cell table:formula="of:=MEDIAN([.$C8])" office:value-type="float"/>
          <table:table-cell table:formula="of:=MEDIAN([.$D8])" office:value-type="float"/>
          <table:table-cell table:formula="of:=MEDIAN([.$E8])" office:value-type="float"/>
          <table:table-cell table:formula="of:=MEDIAN([.$F8])" office:value-type="float"/>
          <table:table-cell table:formula="of:=MEDIAN([.$G8])" office:value-type="float"/>
          <table:table-cell table:formula="of:=MEDIAN([.$H8])" office:value-type="float"/>
          <table:table-cell table:formula="of:=MEDIAN([.$I8])" office:value-type="float"/>
          <table:table-cell table:formula="of:=MEDIAN([.$J8])" office:value-type="float"/>
          <table:table-cell table:formula="of:=MEDIAN([.$K8])" office:value-type="float"/>
          <table:table-cell table:formula="of:=MEDIAN([.$L8])" office:value-type="float"/>
          <table:table-cell table:formula="of:=MAX([.$B8])" office:value-type="float"/>
          <table:table-cell table:formula="of:=MAX([.$C8])" office:value-type="float"/>
          <table:table-cell table:formula="of:=MAX([.$D8])" office:value-type="float"/>
          <table:table-cell table:formula="of:=MAX([.$E8])" office:value-type="float"/>
          <table:table-cell table:formula="of:=MAX([.$F8])" office:value-type="float"/>
          <table:table-cell table:formula="of:=MAX([.$G8])" office:value-type="float"/>
          <table:table-cell table:formula="of:=MAX([.$H8])" office:value-type="float"/>
          <table:table-cell table:formula="of:=MAX([.$I8])" office:value-type="float"/>
          <table:table-cell table:formula="of:=MAX([.$J8])" office:value-type="float"/>
          <table:table-cell table:formula="of:=MAX([.$K8])" office:value-type="float"/>
          <table:table-cell table:formula="of:=MAX([.$L8])" office:value-type="float"/>
        </table:table-row>
        <table:table-row table:style-name="ro1">
          <table:table-cell office:value-type="string">
            <text:p>./grid_5_2.lp</text:p>
          </table:table-cell>
          <table:table-cell office:value-type="float" office:value="0.808488"/>
          <table:table-cell office:value-type="float" office:value="0.036"/>
          <table:table-cell office:value-type="float" office:value="0.01"/>
          <table:table-cell office:value-type="float" office:value="1041.0"/>
          <table:table-cell office:value-type="float" office:value="0.0"/>
          <table:table-cell office:value-type="float" office:value="2335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72488"/>
          <table:table-cell office:value-type="float" office:value="0.82669"/>
          <table:table-cell table:formula="of:=MIN([.$B9])" office:value-type="float"/>
          <table:table-cell table:formula="of:=MIN([.$C9])" office:value-type="float"/>
          <table:table-cell table:formula="of:=MIN([.$D9])" office:value-type="float"/>
          <table:table-cell table:formula="of:=MIN([.$E9])" office:value-type="float"/>
          <table:table-cell table:formula="of:=MIN([.$F9])" office:value-type="float"/>
          <table:table-cell table:formula="of:=MIN([.$G9])" office:value-type="float"/>
          <table:table-cell table:formula="of:=MIN([.$H9])" office:value-type="float"/>
          <table:table-cell table:formula="of:=MIN([.$I9])" office:value-type="float"/>
          <table:table-cell table:formula="of:=MIN([.$J9])" office:value-type="float"/>
          <table:table-cell table:formula="of:=MIN([.$K9])" office:value-type="float"/>
          <table:table-cell table:formula="of:=MIN([.$L9])" office:value-type="float"/>
          <table:table-cell table:formula="of:=MEDIAN([.$B9])" office:value-type="float"/>
          <table:table-cell table:formula="of:=MEDIAN([.$C9])" office:value-type="float"/>
          <table:table-cell table:formula="of:=MEDIAN([.$D9])" office:value-type="float"/>
          <table:table-cell table:formula="of:=MEDIAN([.$E9])" office:value-type="float"/>
          <table:table-cell table:formula="of:=MEDIAN([.$F9])" office:value-type="float"/>
          <table:table-cell table:formula="of:=MEDIAN([.$G9])" office:value-type="float"/>
          <table:table-cell table:formula="of:=MEDIAN([.$H9])" office:value-type="float"/>
          <table:table-cell table:formula="of:=MEDIAN([.$I9])" office:value-type="float"/>
          <table:table-cell table:formula="of:=MEDIAN([.$J9])" office:value-type="float"/>
          <table:table-cell table:formula="of:=MEDIAN([.$K9])" office:value-type="float"/>
          <table:table-cell table:formula="of:=MEDIAN([.$L9])" office:value-type="float"/>
          <table:table-cell table:formula="of:=MAX([.$B9])" office:value-type="float"/>
          <table:table-cell table:formula="of:=MAX([.$C9])" office:value-type="float"/>
          <table:table-cell table:formula="of:=MAX([.$D9])" office:value-type="float"/>
          <table:table-cell table:formula="of:=MAX([.$E9])" office:value-type="float"/>
          <table:table-cell table:formula="of:=MAX([.$F9])" office:value-type="float"/>
          <table:table-cell table:formula="of:=MAX([.$G9])" office:value-type="float"/>
          <table:table-cell table:formula="of:=MAX([.$H9])" office:value-type="float"/>
          <table:table-cell table:formula="of:=MAX([.$I9])" office:value-type="float"/>
          <table:table-cell table:formula="of:=MAX([.$J9])" office:value-type="float"/>
          <table:table-cell table:formula="of:=MAX([.$K9])" office:value-type="float"/>
          <table:table-cell table:formula="of:=MAX([.$L9])" office:value-type="float"/>
        </table:table-row>
        <table:table-row table:style-name="ro1">
          <table:table-cell office:value-type="string">
            <text:p>./grid_5_3.lp</text:p>
          </table:table-cell>
          <table:table-cell office:value-type="float" office:value="1.19224"/>
          <table:table-cell office:value-type="float" office:value="0.455"/>
          <table:table-cell office:value-type="float" office:value="0.43"/>
          <table:table-cell office:value-type="float" office:value="32806.0"/>
          <table:table-cell office:value-type="float" office:value="0.0"/>
          <table:table-cell office:value-type="float" office:value="23881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372399999999999"/>
          <table:table-cell office:value-type="float" office:value="0.86497"/>
          <table:table-cell table:formula="of:=MIN([.$B10])" office:value-type="float"/>
          <table:table-cell table:formula="of:=MIN([.$C10])" office:value-type="float"/>
          <table:table-cell table:formula="of:=MIN([.$D10])" office:value-type="float"/>
          <table:table-cell table:formula="of:=MIN([.$E10])" office:value-type="float"/>
          <table:table-cell table:formula="of:=MIN([.$F10])" office:value-type="float"/>
          <table:table-cell table:formula="of:=MIN([.$G10])" office:value-type="float"/>
          <table:table-cell table:formula="of:=MIN([.$H10])" office:value-type="float"/>
          <table:table-cell table:formula="of:=MIN([.$I10])" office:value-type="float"/>
          <table:table-cell table:formula="of:=MIN([.$J10])" office:value-type="float"/>
          <table:table-cell table:formula="of:=MIN([.$K10])" office:value-type="float"/>
          <table:table-cell table:formula="of:=MIN([.$L10])" office:value-type="float"/>
          <table:table-cell table:formula="of:=MEDIAN([.$B10])" office:value-type="float"/>
          <table:table-cell table:formula="of:=MEDIAN([.$C10])" office:value-type="float"/>
          <table:table-cell table:formula="of:=MEDIAN([.$D10])" office:value-type="float"/>
          <table:table-cell table:formula="of:=MEDIAN([.$E10])" office:value-type="float"/>
          <table:table-cell table:formula="of:=MEDIAN([.$F10])" office:value-type="float"/>
          <table:table-cell table:formula="of:=MEDIAN([.$G10])" office:value-type="float"/>
          <table:table-cell table:formula="of:=MEDIAN([.$H10])" office:value-type="float"/>
          <table:table-cell table:formula="of:=MEDIAN([.$I10])" office:value-type="float"/>
          <table:table-cell table:formula="of:=MEDIAN([.$J10])" office:value-type="float"/>
          <table:table-cell table:formula="of:=MEDIAN([.$K10])" office:value-type="float"/>
          <table:table-cell table:formula="of:=MEDIAN([.$L10])" office:value-type="float"/>
          <table:table-cell table:formula="of:=MAX([.$B10])" office:value-type="float"/>
          <table:table-cell table:formula="of:=MAX([.$C10])" office:value-type="float"/>
          <table:table-cell table:formula="of:=MAX([.$D10])" office:value-type="float"/>
          <table:table-cell table:formula="of:=MAX([.$E10])" office:value-type="float"/>
          <table:table-cell table:formula="of:=MAX([.$F10])" office:value-type="float"/>
          <table:table-cell table:formula="of:=MAX([.$G10])" office:value-type="float"/>
          <table:table-cell table:formula="of:=MAX([.$H10])" office:value-type="float"/>
          <table:table-cell table:formula="of:=MAX([.$I10])" office:value-type="float"/>
          <table:table-cell table:formula="of:=MAX([.$J10])" office:value-type="float"/>
          <table:table-cell table:formula="of:=MAX([.$K10])" office:value-type="float"/>
          <table:table-cell table:formula="of:=MAX([.$L10])" office:value-type="float"/>
        </table:table-row>
        <table:table-row table:style-name="ro1">
          <table:table-cell office:value-type="string">
            <text:p>./grid_5_4.lp</text:p>
          </table:table-cell>
          <table:table-cell office:value-type="float" office:value="48.6715"/>
          <table:table-cell office:value-type="float" office:value="47.451"/>
          <table:table-cell office:value-type="float" office:value="47.42"/>
          <table:table-cell office:value-type="float" office:value="1048638.0"/>
          <table:table-cell office:value-type="float" office:value="0.0"/>
          <table:table-cell office:value-type="float" office:value="4031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2205000000000013"/>
          <table:table-cell office:value-type="float" office:value="0.87297"/>
          <table:table-cell table:formula="of:=MIN([.$B11])" office:value-type="float"/>
          <table:table-cell table:formula="of:=MIN([.$C11])" office:value-type="float"/>
          <table:table-cell table:formula="of:=MIN([.$D11])" office:value-type="float"/>
          <table:table-cell table:formula="of:=MIN([.$E11])" office:value-type="float"/>
          <table:table-cell table:formula="of:=MIN([.$F11])" office:value-type="float"/>
          <table:table-cell table:formula="of:=MIN([.$G11])" office:value-type="float"/>
          <table:table-cell table:formula="of:=MIN([.$H11])" office:value-type="float"/>
          <table:table-cell table:formula="of:=MIN([.$I11])" office:value-type="float"/>
          <table:table-cell table:formula="of:=MIN([.$J11])" office:value-type="float"/>
          <table:table-cell table:formula="of:=MIN([.$K11])" office:value-type="float"/>
          <table:table-cell table:formula="of:=MIN([.$L11])" office:value-type="float"/>
          <table:table-cell table:formula="of:=MEDIAN([.$B11])" office:value-type="float"/>
          <table:table-cell table:formula="of:=MEDIAN([.$C11])" office:value-type="float"/>
          <table:table-cell table:formula="of:=MEDIAN([.$D11])" office:value-type="float"/>
          <table:table-cell table:formula="of:=MEDIAN([.$E11])" office:value-type="float"/>
          <table:table-cell table:formula="of:=MEDIAN([.$F11])" office:value-type="float"/>
          <table:table-cell table:formula="of:=MEDIAN([.$G11])" office:value-type="float"/>
          <table:table-cell table:formula="of:=MEDIAN([.$H11])" office:value-type="float"/>
          <table:table-cell table:formula="of:=MEDIAN([.$I11])" office:value-type="float"/>
          <table:table-cell table:formula="of:=MEDIAN([.$J11])" office:value-type="float"/>
          <table:table-cell table:formula="of:=MEDIAN([.$K11])" office:value-type="float"/>
          <table:table-cell table:formula="of:=MEDIAN([.$L11])" office:value-type="float"/>
          <table:table-cell table:formula="of:=MAX([.$B11])" office:value-type="float"/>
          <table:table-cell table:formula="of:=MAX([.$C11])" office:value-type="float"/>
          <table:table-cell table:formula="of:=MAX([.$D11])" office:value-type="float"/>
          <table:table-cell table:formula="of:=MAX([.$E11])" office:value-type="float"/>
          <table:table-cell table:formula="of:=MAX([.$F11])" office:value-type="float"/>
          <table:table-cell table:formula="of:=MAX([.$G11])" office:value-type="float"/>
          <table:table-cell table:formula="of:=MAX([.$H11])" office:value-type="float"/>
          <table:table-cell table:formula="of:=MAX([.$I11])" office:value-type="float"/>
          <table:table-cell table:formula="of:=MAX([.$J11])" office:value-type="float"/>
          <table:table-cell table:formula="of:=MAX([.$K11])" office:value-type="float"/>
          <table:table-cell table:formula="of:=MAX([.$L11])" office:value-type="float"/>
        </table:table-row>
        <table:table-row table:style-name="ro1">
          <table:table-cell office:value-type="string">
            <text:p>./grid_5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2265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2])" office:value-type="float"/>
          <table:table-cell table:formula="of:=MIN([.$C12])" office:value-type="float"/>
          <table:table-cell table:formula="of:=MIN([.$D12])" office:value-type="float"/>
          <table:table-cell table:formula="of:=MIN([.$E12])" office:value-type="float"/>
          <table:table-cell table:formula="of:=MIN([.$F12])" office:value-type="float"/>
          <table:table-cell table:formula="of:=MIN([.$G12])" office:value-type="float"/>
          <table:table-cell table:formula="of:=MIN([.$H12])" office:value-type="float"/>
          <table:table-cell table:formula="of:=MIN([.$I12])" office:value-type="float"/>
          <table:table-cell table:formula="of:=MIN([.$J12])" office:value-type="float"/>
          <table:table-cell table:formula="of:=MIN([.$K12])" office:value-type="float"/>
          <table:table-cell table:formula="of:=MIN([.$L12])" office:value-type="float"/>
          <table:table-cell table:formula="of:=MEDIAN([.$B12])" office:value-type="float"/>
          <table:table-cell table:formula="of:=MEDIAN([.$C12])" office:value-type="float"/>
          <table:table-cell table:formula="of:=MEDIAN([.$D12])" office:value-type="float"/>
          <table:table-cell table:formula="of:=MEDIAN([.$E12])" office:value-type="float"/>
          <table:table-cell table:formula="of:=MEDIAN([.$F12])" office:value-type="float"/>
          <table:table-cell table:formula="of:=MEDIAN([.$G12])" office:value-type="float"/>
          <table:table-cell table:formula="of:=MEDIAN([.$H12])" office:value-type="float"/>
          <table:table-cell table:formula="of:=MEDIAN([.$I12])" office:value-type="float"/>
          <table:table-cell table:formula="of:=MEDIAN([.$J12])" office:value-type="float"/>
          <table:table-cell table:formula="of:=MEDIAN([.$K12])" office:value-type="float"/>
          <table:table-cell table:formula="of:=MEDIAN([.$L12])" office:value-type="float"/>
          <table:table-cell table:formula="of:=MAX([.$B12])" office:value-type="float"/>
          <table:table-cell table:formula="of:=MAX([.$C12])" office:value-type="float"/>
          <table:table-cell table:formula="of:=MAX([.$D12])" office:value-type="float"/>
          <table:table-cell table:formula="of:=MAX([.$E12])" office:value-type="float"/>
          <table:table-cell table:formula="of:=MAX([.$F12])" office:value-type="float"/>
          <table:table-cell table:formula="of:=MAX([.$G12])" office:value-type="float"/>
          <table:table-cell table:formula="of:=MAX([.$H12])" office:value-type="float"/>
          <table:table-cell table:formula="of:=MAX([.$I12])" office:value-type="float"/>
          <table:table-cell table:formula="of:=MAX([.$J12])" office:value-type="float"/>
          <table:table-cell table:formula="of:=MAX([.$K12])" office:value-type="float"/>
          <table:table-cell table:formula="of:=MAX([.$L12])" office:value-type="float"/>
        </table:table-row>
        <table:table-row table:style-name="ro1">
          <table:table-cell office:value-type="string">
            <text:p>./grid_6_2.lp</text:p>
          </table:table-cell>
          <table:table-cell office:value-type="float" office:value="0.897225"/>
          <table:table-cell office:value-type="float" office:value="0.085"/>
          <table:table-cell office:value-type="float" office:value="0.06"/>
          <table:table-cell office:value-type="float" office:value="4122.0"/>
          <table:table-cell office:value-type="float" office:value="0.0"/>
          <table:table-cell office:value-type="float" office:value="23352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8122250000000001"/>
          <table:table-cell office:value-type="float" office:value="0.79716"/>
          <table:table-cell table:formula="of:=MIN([.$B13])" office:value-type="float"/>
          <table:table-cell table:formula="of:=MIN([.$C13])" office:value-type="float"/>
          <table:table-cell table:formula="of:=MIN([.$D13])" office:value-type="float"/>
          <table:table-cell table:formula="of:=MIN([.$E13])" office:value-type="float"/>
          <table:table-cell table:formula="of:=MIN([.$F13])" office:value-type="float"/>
          <table:table-cell table:formula="of:=MIN([.$G13])" office:value-type="float"/>
          <table:table-cell table:formula="of:=MIN([.$H13])" office:value-type="float"/>
          <table:table-cell table:formula="of:=MIN([.$I13])" office:value-type="float"/>
          <table:table-cell table:formula="of:=MIN([.$J13])" office:value-type="float"/>
          <table:table-cell table:formula="of:=MIN([.$K13])" office:value-type="float"/>
          <table:table-cell table:formula="of:=MIN([.$L13])" office:value-type="float"/>
          <table:table-cell table:formula="of:=MEDIAN([.$B13])" office:value-type="float"/>
          <table:table-cell table:formula="of:=MEDIAN([.$C13])" office:value-type="float"/>
          <table:table-cell table:formula="of:=MEDIAN([.$D13])" office:value-type="float"/>
          <table:table-cell table:formula="of:=MEDIAN([.$E13])" office:value-type="float"/>
          <table:table-cell table:formula="of:=MEDIAN([.$F13])" office:value-type="float"/>
          <table:table-cell table:formula="of:=MEDIAN([.$G13])" office:value-type="float"/>
          <table:table-cell table:formula="of:=MEDIAN([.$H13])" office:value-type="float"/>
          <table:table-cell table:formula="of:=MEDIAN([.$I13])" office:value-type="float"/>
          <table:table-cell table:formula="of:=MEDIAN([.$J13])" office:value-type="float"/>
          <table:table-cell table:formula="of:=MEDIAN([.$K13])" office:value-type="float"/>
          <table:table-cell table:formula="of:=MEDIAN([.$L13])" office:value-type="float"/>
          <table:table-cell table:formula="of:=MAX([.$B13])" office:value-type="float"/>
          <table:table-cell table:formula="of:=MAX([.$C13])" office:value-type="float"/>
          <table:table-cell table:formula="of:=MAX([.$D13])" office:value-type="float"/>
          <table:table-cell table:formula="of:=MAX([.$E13])" office:value-type="float"/>
          <table:table-cell table:formula="of:=MAX([.$F13])" office:value-type="float"/>
          <table:table-cell table:formula="of:=MAX([.$G13])" office:value-type="float"/>
          <table:table-cell table:formula="of:=MAX([.$H13])" office:value-type="float"/>
          <table:table-cell table:formula="of:=MAX([.$I13])" office:value-type="float"/>
          <table:table-cell table:formula="of:=MAX([.$J13])" office:value-type="float"/>
          <table:table-cell table:formula="of:=MAX([.$K13])" office:value-type="float"/>
          <table:table-cell table:formula="of:=MAX([.$L13])" office:value-type="float"/>
        </table:table-row>
        <table:table-row table:style-name="ro1">
          <table:table-cell office:value-type="string">
            <text:p>./grid_6_3.lp</text:p>
          </table:table-cell>
          <table:table-cell office:value-type="float" office:value="5.28283"/>
          <table:table-cell office:value-type="float" office:value="4.353"/>
          <table:table-cell office:value-type="float" office:value="4.32"/>
          <table:table-cell office:value-type="float" office:value="262200.0"/>
          <table:table-cell office:value-type="float" office:value="0.0"/>
          <table:table-cell office:value-type="float" office:value="276572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298299999999999"/>
          <table:table-cell office:value-type="float" office:value="0.85495"/>
          <table:table-cell table:formula="of:=MIN([.$B14])" office:value-type="float"/>
          <table:table-cell table:formula="of:=MIN([.$C14])" office:value-type="float"/>
          <table:table-cell table:formula="of:=MIN([.$D14])" office:value-type="float"/>
          <table:table-cell table:formula="of:=MIN([.$E14])" office:value-type="float"/>
          <table:table-cell table:formula="of:=MIN([.$F14])" office:value-type="float"/>
          <table:table-cell table:formula="of:=MIN([.$G14])" office:value-type="float"/>
          <table:table-cell table:formula="of:=MIN([.$H14])" office:value-type="float"/>
          <table:table-cell table:formula="of:=MIN([.$I14])" office:value-type="float"/>
          <table:table-cell table:formula="of:=MIN([.$J14])" office:value-type="float"/>
          <table:table-cell table:formula="of:=MIN([.$K14])" office:value-type="float"/>
          <table:table-cell table:formula="of:=MIN([.$L14])" office:value-type="float"/>
          <table:table-cell table:formula="of:=MEDIAN([.$B14])" office:value-type="float"/>
          <table:table-cell table:formula="of:=MEDIAN([.$C14])" office:value-type="float"/>
          <table:table-cell table:formula="of:=MEDIAN([.$D14])" office:value-type="float"/>
          <table:table-cell table:formula="of:=MEDIAN([.$E14])" office:value-type="float"/>
          <table:table-cell table:formula="of:=MEDIAN([.$F14])" office:value-type="float"/>
          <table:table-cell table:formula="of:=MEDIAN([.$G14])" office:value-type="float"/>
          <table:table-cell table:formula="of:=MEDIAN([.$H14])" office:value-type="float"/>
          <table:table-cell table:formula="of:=MEDIAN([.$I14])" office:value-type="float"/>
          <table:table-cell table:formula="of:=MEDIAN([.$J14])" office:value-type="float"/>
          <table:table-cell table:formula="of:=MEDIAN([.$K14])" office:value-type="float"/>
          <table:table-cell table:formula="of:=MEDIAN([.$L14])" office:value-type="float"/>
          <table:table-cell table:formula="of:=MAX([.$B14])" office:value-type="float"/>
          <table:table-cell table:formula="of:=MAX([.$C14])" office:value-type="float"/>
          <table:table-cell table:formula="of:=MAX([.$D14])" office:value-type="float"/>
          <table:table-cell table:formula="of:=MAX([.$E14])" office:value-type="float"/>
          <table:table-cell table:formula="of:=MAX([.$F14])" office:value-type="float"/>
          <table:table-cell table:formula="of:=MAX([.$G14])" office:value-type="float"/>
          <table:table-cell table:formula="of:=MAX([.$H14])" office:value-type="float"/>
          <table:table-cell table:formula="of:=MAX([.$I14])" office:value-type="float"/>
          <table:table-cell table:formula="of:=MAX([.$J14])" office:value-type="float"/>
          <table:table-cell table:formula="of:=MAX([.$K14])" office:value-type="float"/>
          <table:table-cell table:formula="of:=MAX([.$L14])" office:value-type="float"/>
        </table:table-row>
        <table:table-row table:style-name="ro1">
          <table:table-cell office:value-type="string">
            <text:p>./grid_6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80601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5])" office:value-type="float"/>
          <table:table-cell table:formula="of:=MIN([.$C15])" office:value-type="float"/>
          <table:table-cell table:formula="of:=MIN([.$D15])" office:value-type="float"/>
          <table:table-cell table:formula="of:=MIN([.$E15])" office:value-type="float"/>
          <table:table-cell table:formula="of:=MIN([.$F15])" office:value-type="float"/>
          <table:table-cell table:formula="of:=MIN([.$G15])" office:value-type="float"/>
          <table:table-cell table:formula="of:=MIN([.$H15])" office:value-type="float"/>
          <table:table-cell table:formula="of:=MIN([.$I15])" office:value-type="float"/>
          <table:table-cell table:formula="of:=MIN([.$J15])" office:value-type="float"/>
          <table:table-cell table:formula="of:=MIN([.$K15])" office:value-type="float"/>
          <table:table-cell table:formula="of:=MIN([.$L15])" office:value-type="float"/>
          <table:table-cell table:formula="of:=MEDIAN([.$B15])" office:value-type="float"/>
          <table:table-cell table:formula="of:=MEDIAN([.$C15])" office:value-type="float"/>
          <table:table-cell table:formula="of:=MEDIAN([.$D15])" office:value-type="float"/>
          <table:table-cell table:formula="of:=MEDIAN([.$E15])" office:value-type="float"/>
          <table:table-cell table:formula="of:=MEDIAN([.$F15])" office:value-type="float"/>
          <table:table-cell table:formula="of:=MEDIAN([.$G15])" office:value-type="float"/>
          <table:table-cell table:formula="of:=MEDIAN([.$H15])" office:value-type="float"/>
          <table:table-cell table:formula="of:=MEDIAN([.$I15])" office:value-type="float"/>
          <table:table-cell table:formula="of:=MEDIAN([.$J15])" office:value-type="float"/>
          <table:table-cell table:formula="of:=MEDIAN([.$K15])" office:value-type="float"/>
          <table:table-cell table:formula="of:=MEDIAN([.$L15])" office:value-type="float"/>
          <table:table-cell table:formula="of:=MAX([.$B15])" office:value-type="float"/>
          <table:table-cell table:formula="of:=MAX([.$C15])" office:value-type="float"/>
          <table:table-cell table:formula="of:=MAX([.$D15])" office:value-type="float"/>
          <table:table-cell table:formula="of:=MAX([.$E15])" office:value-type="float"/>
          <table:table-cell table:formula="of:=MAX([.$F15])" office:value-type="float"/>
          <table:table-cell table:formula="of:=MAX([.$G15])" office:value-type="float"/>
          <table:table-cell table:formula="of:=MAX([.$H15])" office:value-type="float"/>
          <table:table-cell table:formula="of:=MAX([.$I15])" office:value-type="float"/>
          <table:table-cell table:formula="of:=MAX([.$J15])" office:value-type="float"/>
          <table:table-cell table:formula="of:=MAX([.$K15])" office:value-type="float"/>
          <table:table-cell table:formula="of:=MAX([.$L15])" office:value-type="float"/>
        </table:table-row>
        <table:table-row table:style-name="ro1">
          <table:table-cell office:value-type="string">
            <text:p>./grid_6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78561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6])" office:value-type="float"/>
          <table:table-cell table:formula="of:=MIN([.$C16])" office:value-type="float"/>
          <table:table-cell table:formula="of:=MIN([.$D16])" office:value-type="float"/>
          <table:table-cell table:formula="of:=MIN([.$E16])" office:value-type="float"/>
          <table:table-cell table:formula="of:=MIN([.$F16])" office:value-type="float"/>
          <table:table-cell table:formula="of:=MIN([.$G16])" office:value-type="float"/>
          <table:table-cell table:formula="of:=MIN([.$H16])" office:value-type="float"/>
          <table:table-cell table:formula="of:=MIN([.$I16])" office:value-type="float"/>
          <table:table-cell table:formula="of:=MIN([.$J16])" office:value-type="float"/>
          <table:table-cell table:formula="of:=MIN([.$K16])" office:value-type="float"/>
          <table:table-cell table:formula="of:=MIN([.$L16])" office:value-type="float"/>
          <table:table-cell table:formula="of:=MEDIAN([.$B16])" office:value-type="float"/>
          <table:table-cell table:formula="of:=MEDIAN([.$C16])" office:value-type="float"/>
          <table:table-cell table:formula="of:=MEDIAN([.$D16])" office:value-type="float"/>
          <table:table-cell table:formula="of:=MEDIAN([.$E16])" office:value-type="float"/>
          <table:table-cell table:formula="of:=MEDIAN([.$F16])" office:value-type="float"/>
          <table:table-cell table:formula="of:=MEDIAN([.$G16])" office:value-type="float"/>
          <table:table-cell table:formula="of:=MEDIAN([.$H16])" office:value-type="float"/>
          <table:table-cell table:formula="of:=MEDIAN([.$I16])" office:value-type="float"/>
          <table:table-cell table:formula="of:=MEDIAN([.$J16])" office:value-type="float"/>
          <table:table-cell table:formula="of:=MEDIAN([.$K16])" office:value-type="float"/>
          <table:table-cell table:formula="of:=MEDIAN([.$L16])" office:value-type="float"/>
          <table:table-cell table:formula="of:=MAX([.$B16])" office:value-type="float"/>
          <table:table-cell table:formula="of:=MAX([.$C16])" office:value-type="float"/>
          <table:table-cell table:formula="of:=MAX([.$D16])" office:value-type="float"/>
          <table:table-cell table:formula="of:=MAX([.$E16])" office:value-type="float"/>
          <table:table-cell table:formula="of:=MAX([.$F16])" office:value-type="float"/>
          <table:table-cell table:formula="of:=MAX([.$G16])" office:value-type="float"/>
          <table:table-cell table:formula="of:=MAX([.$H16])" office:value-type="float"/>
          <table:table-cell table:formula="of:=MAX([.$I16])" office:value-type="float"/>
          <table:table-cell table:formula="of:=MAX([.$J16])" office:value-type="float"/>
          <table:table-cell table:formula="of:=MAX([.$K16])" office:value-type="float"/>
          <table:table-cell table:formula="of:=MAX([.$L16])" office:value-type="float"/>
        </table:table-row>
        <table:table-row table:style-name="ro1">
          <table:table-cell office:value-type="string">
            <text:p>./grid_6_6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4528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17])" office:value-type="float"/>
          <table:table-cell table:formula="of:=MIN([.$C17])" office:value-type="float"/>
          <table:table-cell table:formula="of:=MIN([.$D17])" office:value-type="float"/>
          <table:table-cell table:formula="of:=MIN([.$E17])" office:value-type="float"/>
          <table:table-cell table:formula="of:=MIN([.$F17])" office:value-type="float"/>
          <table:table-cell table:formula="of:=MIN([.$G17])" office:value-type="float"/>
          <table:table-cell table:formula="of:=MIN([.$H17])" office:value-type="float"/>
          <table:table-cell table:formula="of:=MIN([.$I17])" office:value-type="float"/>
          <table:table-cell table:formula="of:=MIN([.$J17])" office:value-type="float"/>
          <table:table-cell table:formula="of:=MIN([.$K17])" office:value-type="float"/>
          <table:table-cell table:formula="of:=MIN([.$L17])" office:value-type="float"/>
          <table:table-cell table:formula="of:=MEDIAN([.$B17])" office:value-type="float"/>
          <table:table-cell table:formula="of:=MEDIAN([.$C17])" office:value-type="float"/>
          <table:table-cell table:formula="of:=MEDIAN([.$D17])" office:value-type="float"/>
          <table:table-cell table:formula="of:=MEDIAN([.$E17])" office:value-type="float"/>
          <table:table-cell table:formula="of:=MEDIAN([.$F17])" office:value-type="float"/>
          <table:table-cell table:formula="of:=MEDIAN([.$G17])" office:value-type="float"/>
          <table:table-cell table:formula="of:=MEDIAN([.$H17])" office:value-type="float"/>
          <table:table-cell table:formula="of:=MEDIAN([.$I17])" office:value-type="float"/>
          <table:table-cell table:formula="of:=MEDIAN([.$J17])" office:value-type="float"/>
          <table:table-cell table:formula="of:=MEDIAN([.$K17])" office:value-type="float"/>
          <table:table-cell table:formula="of:=MEDIAN([.$L17])" office:value-type="float"/>
          <table:table-cell table:formula="of:=MAX([.$B17])" office:value-type="float"/>
          <table:table-cell table:formula="of:=MAX([.$C17])" office:value-type="float"/>
          <table:table-cell table:formula="of:=MAX([.$D17])" office:value-type="float"/>
          <table:table-cell table:formula="of:=MAX([.$E17])" office:value-type="float"/>
          <table:table-cell table:formula="of:=MAX([.$F17])" office:value-type="float"/>
          <table:table-cell table:formula="of:=MAX([.$G17])" office:value-type="float"/>
          <table:table-cell table:formula="of:=MAX([.$H17])" office:value-type="float"/>
          <table:table-cell table:formula="of:=MAX([.$I17])" office:value-type="float"/>
          <table:table-cell table:formula="of:=MAX([.$J17])" office:value-type="float"/>
          <table:table-cell table:formula="of:=MAX([.$K17])" office:value-type="float"/>
          <table:table-cell table:formula="of:=MAX([.$L17])" office:value-type="float"/>
        </table:table-row>
        <table:table-row table:style-name="ro1">
          <table:table-cell office:value-type="string">
            <text:p>./grid_7_2.lp</text:p>
          </table:table-cell>
          <table:table-cell office:value-type="float" office:value="1.00216"/>
          <table:table-cell office:value-type="float" office:value="0.231"/>
          <table:table-cell office:value-type="float" office:value="0.21"/>
          <table:table-cell office:value-type="float" office:value="16416.0"/>
          <table:table-cell office:value-type="float" office:value="0.0"/>
          <table:table-cell office:value-type="float" office:value="23498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77116"/>
          <table:table-cell office:value-type="float" office:value="0.76527"/>
          <table:table-cell table:formula="of:=MIN([.$B18])" office:value-type="float"/>
          <table:table-cell table:formula="of:=MIN([.$C18])" office:value-type="float"/>
          <table:table-cell table:formula="of:=MIN([.$D18])" office:value-type="float"/>
          <table:table-cell table:formula="of:=MIN([.$E18])" office:value-type="float"/>
          <table:table-cell table:formula="of:=MIN([.$F18])" office:value-type="float"/>
          <table:table-cell table:formula="of:=MIN([.$G18])" office:value-type="float"/>
          <table:table-cell table:formula="of:=MIN([.$H18])" office:value-type="float"/>
          <table:table-cell table:formula="of:=MIN([.$I18])" office:value-type="float"/>
          <table:table-cell table:formula="of:=MIN([.$J18])" office:value-type="float"/>
          <table:table-cell table:formula="of:=MIN([.$K18])" office:value-type="float"/>
          <table:table-cell table:formula="of:=MIN([.$L18])" office:value-type="float"/>
          <table:table-cell table:formula="of:=MEDIAN([.$B18])" office:value-type="float"/>
          <table:table-cell table:formula="of:=MEDIAN([.$C18])" office:value-type="float"/>
          <table:table-cell table:formula="of:=MEDIAN([.$D18])" office:value-type="float"/>
          <table:table-cell table:formula="of:=MEDIAN([.$E18])" office:value-type="float"/>
          <table:table-cell table:formula="of:=MEDIAN([.$F18])" office:value-type="float"/>
          <table:table-cell table:formula="of:=MEDIAN([.$G18])" office:value-type="float"/>
          <table:table-cell table:formula="of:=MEDIAN([.$H18])" office:value-type="float"/>
          <table:table-cell table:formula="of:=MEDIAN([.$I18])" office:value-type="float"/>
          <table:table-cell table:formula="of:=MEDIAN([.$J18])" office:value-type="float"/>
          <table:table-cell table:formula="of:=MEDIAN([.$K18])" office:value-type="float"/>
          <table:table-cell table:formula="of:=MEDIAN([.$L18])" office:value-type="float"/>
          <table:table-cell table:formula="of:=MAX([.$B18])" office:value-type="float"/>
          <table:table-cell table:formula="of:=MAX([.$C18])" office:value-type="float"/>
          <table:table-cell table:formula="of:=MAX([.$D18])" office:value-type="float"/>
          <table:table-cell table:formula="of:=MAX([.$E18])" office:value-type="float"/>
          <table:table-cell table:formula="of:=MAX([.$F18])" office:value-type="float"/>
          <table:table-cell table:formula="of:=MAX([.$G18])" office:value-type="float"/>
          <table:table-cell table:formula="of:=MAX([.$H18])" office:value-type="float"/>
          <table:table-cell table:formula="of:=MAX([.$I18])" office:value-type="float"/>
          <table:table-cell table:formula="of:=MAX([.$J18])" office:value-type="float"/>
          <table:table-cell table:formula="of:=MAX([.$K18])" office:value-type="float"/>
          <table:table-cell table:formula="of:=MAX([.$L18])" office:value-type="float"/>
        </table:table-row>
        <table:table-row table:style-name="ro1">
          <table:table-cell office:value-type="string">
            <text:p>./grid_7_3.lp</text:p>
          </table:table-cell>
          <table:table-cell office:value-type="float" office:value="124.028"/>
          <table:table-cell office:value-type="float" office:value="122.36"/>
          <table:table-cell office:value-type="float" office:value="122.33"/>
          <table:table-cell office:value-type="float" office:value="2097221.0"/>
          <table:table-cell office:value-type="float" office:value="0.0"/>
          <table:table-cell office:value-type="float" office:value="555444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.6680000000000064"/>
          <table:table-cell office:value-type="float" office:value="0.84258"/>
          <table:table-cell table:formula="of:=MIN([.$B19])" office:value-type="float"/>
          <table:table-cell table:formula="of:=MIN([.$C19])" office:value-type="float"/>
          <table:table-cell table:formula="of:=MIN([.$D19])" office:value-type="float"/>
          <table:table-cell table:formula="of:=MIN([.$E19])" office:value-type="float"/>
          <table:table-cell table:formula="of:=MIN([.$F19])" office:value-type="float"/>
          <table:table-cell table:formula="of:=MIN([.$G19])" office:value-type="float"/>
          <table:table-cell table:formula="of:=MIN([.$H19])" office:value-type="float"/>
          <table:table-cell table:formula="of:=MIN([.$I19])" office:value-type="float"/>
          <table:table-cell table:formula="of:=MIN([.$J19])" office:value-type="float"/>
          <table:table-cell table:formula="of:=MIN([.$K19])" office:value-type="float"/>
          <table:table-cell table:formula="of:=MIN([.$L19])" office:value-type="float"/>
          <table:table-cell table:formula="of:=MEDIAN([.$B19])" office:value-type="float"/>
          <table:table-cell table:formula="of:=MEDIAN([.$C19])" office:value-type="float"/>
          <table:table-cell table:formula="of:=MEDIAN([.$D19])" office:value-type="float"/>
          <table:table-cell table:formula="of:=MEDIAN([.$E19])" office:value-type="float"/>
          <table:table-cell table:formula="of:=MEDIAN([.$F19])" office:value-type="float"/>
          <table:table-cell table:formula="of:=MEDIAN([.$G19])" office:value-type="float"/>
          <table:table-cell table:formula="of:=MEDIAN([.$H19])" office:value-type="float"/>
          <table:table-cell table:formula="of:=MEDIAN([.$I19])" office:value-type="float"/>
          <table:table-cell table:formula="of:=MEDIAN([.$J19])" office:value-type="float"/>
          <table:table-cell table:formula="of:=MEDIAN([.$K19])" office:value-type="float"/>
          <table:table-cell table:formula="of:=MEDIAN([.$L19])" office:value-type="float"/>
          <table:table-cell table:formula="of:=MAX([.$B19])" office:value-type="float"/>
          <table:table-cell table:formula="of:=MAX([.$C19])" office:value-type="float"/>
          <table:table-cell table:formula="of:=MAX([.$D19])" office:value-type="float"/>
          <table:table-cell table:formula="of:=MAX([.$E19])" office:value-type="float"/>
          <table:table-cell table:formula="of:=MAX([.$F19])" office:value-type="float"/>
          <table:table-cell table:formula="of:=MAX([.$G19])" office:value-type="float"/>
          <table:table-cell table:formula="of:=MAX([.$H19])" office:value-type="float"/>
          <table:table-cell table:formula="of:=MAX([.$I19])" office:value-type="float"/>
          <table:table-cell table:formula="of:=MAX([.$J19])" office:value-type="float"/>
          <table:table-cell table:formula="of:=MAX([.$K19])" office:value-type="float"/>
          <table:table-cell table:formula="of:=MAX([.$L19])" office:value-type="float"/>
        </table:table-row>
        <table:table-row table:style-name="ro1">
          <table:table-cell office:value-type="string">
            <text:p>./grid_7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2110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0])" office:value-type="float"/>
          <table:table-cell table:formula="of:=MIN([.$C20])" office:value-type="float"/>
          <table:table-cell table:formula="of:=MIN([.$D20])" office:value-type="float"/>
          <table:table-cell table:formula="of:=MIN([.$E20])" office:value-type="float"/>
          <table:table-cell table:formula="of:=MIN([.$F20])" office:value-type="float"/>
          <table:table-cell table:formula="of:=MIN([.$G20])" office:value-type="float"/>
          <table:table-cell table:formula="of:=MIN([.$H20])" office:value-type="float"/>
          <table:table-cell table:formula="of:=MIN([.$I20])" office:value-type="float"/>
          <table:table-cell table:formula="of:=MIN([.$J20])" office:value-type="float"/>
          <table:table-cell table:formula="of:=MIN([.$K20])" office:value-type="float"/>
          <table:table-cell table:formula="of:=MIN([.$L20])" office:value-type="float"/>
          <table:table-cell table:formula="of:=MEDIAN([.$B20])" office:value-type="float"/>
          <table:table-cell table:formula="of:=MEDIAN([.$C20])" office:value-type="float"/>
          <table:table-cell table:formula="of:=MEDIAN([.$D20])" office:value-type="float"/>
          <table:table-cell table:formula="of:=MEDIAN([.$E20])" office:value-type="float"/>
          <table:table-cell table:formula="of:=MEDIAN([.$F20])" office:value-type="float"/>
          <table:table-cell table:formula="of:=MEDIAN([.$G20])" office:value-type="float"/>
          <table:table-cell table:formula="of:=MEDIAN([.$H20])" office:value-type="float"/>
          <table:table-cell table:formula="of:=MEDIAN([.$I20])" office:value-type="float"/>
          <table:table-cell table:formula="of:=MEDIAN([.$J20])" office:value-type="float"/>
          <table:table-cell table:formula="of:=MEDIAN([.$K20])" office:value-type="float"/>
          <table:table-cell table:formula="of:=MEDIAN([.$L20])" office:value-type="float"/>
          <table:table-cell table:formula="of:=MAX([.$B20])" office:value-type="float"/>
          <table:table-cell table:formula="of:=MAX([.$C20])" office:value-type="float"/>
          <table:table-cell table:formula="of:=MAX([.$D20])" office:value-type="float"/>
          <table:table-cell table:formula="of:=MAX([.$E20])" office:value-type="float"/>
          <table:table-cell table:formula="of:=MAX([.$F20])" office:value-type="float"/>
          <table:table-cell table:formula="of:=MAX([.$G20])" office:value-type="float"/>
          <table:table-cell table:formula="of:=MAX([.$H20])" office:value-type="float"/>
          <table:table-cell table:formula="of:=MAX([.$I20])" office:value-type="float"/>
          <table:table-cell table:formula="of:=MAX([.$J20])" office:value-type="float"/>
          <table:table-cell table:formula="of:=MAX([.$K20])" office:value-type="float"/>
          <table:table-cell table:formula="of:=MAX([.$L20])" office:value-type="float"/>
        </table:table-row>
        <table:table-row table:style-name="ro1">
          <table:table-cell office:value-type="string">
            <text:p>./grid_7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84409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1])" office:value-type="float"/>
          <table:table-cell table:formula="of:=MIN([.$C21])" office:value-type="float"/>
          <table:table-cell table:formula="of:=MIN([.$D21])" office:value-type="float"/>
          <table:table-cell table:formula="of:=MIN([.$E21])" office:value-type="float"/>
          <table:table-cell table:formula="of:=MIN([.$F21])" office:value-type="float"/>
          <table:table-cell table:formula="of:=MIN([.$G21])" office:value-type="float"/>
          <table:table-cell table:formula="of:=MIN([.$H21])" office:value-type="float"/>
          <table:table-cell table:formula="of:=MIN([.$I21])" office:value-type="float"/>
          <table:table-cell table:formula="of:=MIN([.$J21])" office:value-type="float"/>
          <table:table-cell table:formula="of:=MIN([.$K21])" office:value-type="float"/>
          <table:table-cell table:formula="of:=MIN([.$L21])" office:value-type="float"/>
          <table:table-cell table:formula="of:=MEDIAN([.$B21])" office:value-type="float"/>
          <table:table-cell table:formula="of:=MEDIAN([.$C21])" office:value-type="float"/>
          <table:table-cell table:formula="of:=MEDIAN([.$D21])" office:value-type="float"/>
          <table:table-cell table:formula="of:=MEDIAN([.$E21])" office:value-type="float"/>
          <table:table-cell table:formula="of:=MEDIAN([.$F21])" office:value-type="float"/>
          <table:table-cell table:formula="of:=MEDIAN([.$G21])" office:value-type="float"/>
          <table:table-cell table:formula="of:=MEDIAN([.$H21])" office:value-type="float"/>
          <table:table-cell table:formula="of:=MEDIAN([.$I21])" office:value-type="float"/>
          <table:table-cell table:formula="of:=MEDIAN([.$J21])" office:value-type="float"/>
          <table:table-cell table:formula="of:=MEDIAN([.$K21])" office:value-type="float"/>
          <table:table-cell table:formula="of:=MEDIAN([.$L21])" office:value-type="float"/>
          <table:table-cell table:formula="of:=MAX([.$B21])" office:value-type="float"/>
          <table:table-cell table:formula="of:=MAX([.$C21])" office:value-type="float"/>
          <table:table-cell table:formula="of:=MAX([.$D21])" office:value-type="float"/>
          <table:table-cell table:formula="of:=MAX([.$E21])" office:value-type="float"/>
          <table:table-cell table:formula="of:=MAX([.$F21])" office:value-type="float"/>
          <table:table-cell table:formula="of:=MAX([.$G21])" office:value-type="float"/>
          <table:table-cell table:formula="of:=MAX([.$H21])" office:value-type="float"/>
          <table:table-cell table:formula="of:=MAX([.$I21])" office:value-type="float"/>
          <table:table-cell table:formula="of:=MAX([.$J21])" office:value-type="float"/>
          <table:table-cell table:formula="of:=MAX([.$K21])" office:value-type="float"/>
          <table:table-cell table:formula="of:=MAX([.$L21])" office:value-type="float"/>
        </table:table-row>
        <table:table-row table:style-name="ro1">
          <table:table-cell office:value-type="string">
            <text:p>./grid_7_6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42593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2])" office:value-type="float"/>
          <table:table-cell table:formula="of:=MIN([.$C22])" office:value-type="float"/>
          <table:table-cell table:formula="of:=MIN([.$D22])" office:value-type="float"/>
          <table:table-cell table:formula="of:=MIN([.$E22])" office:value-type="float"/>
          <table:table-cell table:formula="of:=MIN([.$F22])" office:value-type="float"/>
          <table:table-cell table:formula="of:=MIN([.$G22])" office:value-type="float"/>
          <table:table-cell table:formula="of:=MIN([.$H22])" office:value-type="float"/>
          <table:table-cell table:formula="of:=MIN([.$I22])" office:value-type="float"/>
          <table:table-cell table:formula="of:=MIN([.$J22])" office:value-type="float"/>
          <table:table-cell table:formula="of:=MIN([.$K22])" office:value-type="float"/>
          <table:table-cell table:formula="of:=MIN([.$L22])" office:value-type="float"/>
          <table:table-cell table:formula="of:=MEDIAN([.$B22])" office:value-type="float"/>
          <table:table-cell table:formula="of:=MEDIAN([.$C22])" office:value-type="float"/>
          <table:table-cell table:formula="of:=MEDIAN([.$D22])" office:value-type="float"/>
          <table:table-cell table:formula="of:=MEDIAN([.$E22])" office:value-type="float"/>
          <table:table-cell table:formula="of:=MEDIAN([.$F22])" office:value-type="float"/>
          <table:table-cell table:formula="of:=MEDIAN([.$G22])" office:value-type="float"/>
          <table:table-cell table:formula="of:=MEDIAN([.$H22])" office:value-type="float"/>
          <table:table-cell table:formula="of:=MEDIAN([.$I22])" office:value-type="float"/>
          <table:table-cell table:formula="of:=MEDIAN([.$J22])" office:value-type="float"/>
          <table:table-cell table:formula="of:=MEDIAN([.$K22])" office:value-type="float"/>
          <table:table-cell table:formula="of:=MEDIAN([.$L22])" office:value-type="float"/>
          <table:table-cell table:formula="of:=MAX([.$B22])" office:value-type="float"/>
          <table:table-cell table:formula="of:=MAX([.$C22])" office:value-type="float"/>
          <table:table-cell table:formula="of:=MAX([.$D22])" office:value-type="float"/>
          <table:table-cell table:formula="of:=MAX([.$E22])" office:value-type="float"/>
          <table:table-cell table:formula="of:=MAX([.$F22])" office:value-type="float"/>
          <table:table-cell table:formula="of:=MAX([.$G22])" office:value-type="float"/>
          <table:table-cell table:formula="of:=MAX([.$H22])" office:value-type="float"/>
          <table:table-cell table:formula="of:=MAX([.$I22])" office:value-type="float"/>
          <table:table-cell table:formula="of:=MAX([.$J22])" office:value-type="float"/>
          <table:table-cell table:formula="of:=MAX([.$K22])" office:value-type="float"/>
          <table:table-cell table:formula="of:=MAX([.$L22])" office:value-type="float"/>
        </table:table-row>
        <table:table-row table:style-name="ro1">
          <table:table-cell office:value-type="string">
            <text:p>./grid_7_7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30529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3])" office:value-type="float"/>
          <table:table-cell table:formula="of:=MIN([.$C23])" office:value-type="float"/>
          <table:table-cell table:formula="of:=MIN([.$D23])" office:value-type="float"/>
          <table:table-cell table:formula="of:=MIN([.$E23])" office:value-type="float"/>
          <table:table-cell table:formula="of:=MIN([.$F23])" office:value-type="float"/>
          <table:table-cell table:formula="of:=MIN([.$G23])" office:value-type="float"/>
          <table:table-cell table:formula="of:=MIN([.$H23])" office:value-type="float"/>
          <table:table-cell table:formula="of:=MIN([.$I23])" office:value-type="float"/>
          <table:table-cell table:formula="of:=MIN([.$J23])" office:value-type="float"/>
          <table:table-cell table:formula="of:=MIN([.$K23])" office:value-type="float"/>
          <table:table-cell table:formula="of:=MIN([.$L23])" office:value-type="float"/>
          <table:table-cell table:formula="of:=MEDIAN([.$B23])" office:value-type="float"/>
          <table:table-cell table:formula="of:=MEDIAN([.$C23])" office:value-type="float"/>
          <table:table-cell table:formula="of:=MEDIAN([.$D23])" office:value-type="float"/>
          <table:table-cell table:formula="of:=MEDIAN([.$E23])" office:value-type="float"/>
          <table:table-cell table:formula="of:=MEDIAN([.$F23])" office:value-type="float"/>
          <table:table-cell table:formula="of:=MEDIAN([.$G23])" office:value-type="float"/>
          <table:table-cell table:formula="of:=MEDIAN([.$H23])" office:value-type="float"/>
          <table:table-cell table:formula="of:=MEDIAN([.$I23])" office:value-type="float"/>
          <table:table-cell table:formula="of:=MEDIAN([.$J23])" office:value-type="float"/>
          <table:table-cell table:formula="of:=MEDIAN([.$K23])" office:value-type="float"/>
          <table:table-cell table:formula="of:=MEDIAN([.$L23])" office:value-type="float"/>
          <table:table-cell table:formula="of:=MAX([.$B23])" office:value-type="float"/>
          <table:table-cell table:formula="of:=MAX([.$C23])" office:value-type="float"/>
          <table:table-cell table:formula="of:=MAX([.$D23])" office:value-type="float"/>
          <table:table-cell table:formula="of:=MAX([.$E23])" office:value-type="float"/>
          <table:table-cell table:formula="of:=MAX([.$F23])" office:value-type="float"/>
          <table:table-cell table:formula="of:=MAX([.$G23])" office:value-type="float"/>
          <table:table-cell table:formula="of:=MAX([.$H23])" office:value-type="float"/>
          <table:table-cell table:formula="of:=MAX([.$I23])" office:value-type="float"/>
          <table:table-cell table:formula="of:=MAX([.$J23])" office:value-type="float"/>
          <table:table-cell table:formula="of:=MAX([.$K23])" office:value-type="float"/>
          <table:table-cell table:formula="of:=MAX([.$L23])" office:value-type="float"/>
        </table:table-row>
        <table:table-row table:style-name="ro1">
          <table:table-cell office:value-type="string">
            <text:p>./grid_8_2.lp</text:p>
          </table:table-cell>
          <table:table-cell office:value-type="float" office:value="1.84046"/>
          <table:table-cell office:value-type="float" office:value="0.931"/>
          <table:table-cell office:value-type="float" office:value="0.89"/>
          <table:table-cell office:value-type="float" office:value="65578.0"/>
          <table:table-cell office:value-type="float" office:value="0.0"/>
          <table:table-cell office:value-type="float" office:value="24292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094599999999999"/>
          <table:table-cell office:value-type="float" office:value="0.73179"/>
          <table:table-cell table:formula="of:=MIN([.$B24])" office:value-type="float"/>
          <table:table-cell table:formula="of:=MIN([.$C24])" office:value-type="float"/>
          <table:table-cell table:formula="of:=MIN([.$D24])" office:value-type="float"/>
          <table:table-cell table:formula="of:=MIN([.$E24])" office:value-type="float"/>
          <table:table-cell table:formula="of:=MIN([.$F24])" office:value-type="float"/>
          <table:table-cell table:formula="of:=MIN([.$G24])" office:value-type="float"/>
          <table:table-cell table:formula="of:=MIN([.$H24])" office:value-type="float"/>
          <table:table-cell table:formula="of:=MIN([.$I24])" office:value-type="float"/>
          <table:table-cell table:formula="of:=MIN([.$J24])" office:value-type="float"/>
          <table:table-cell table:formula="of:=MIN([.$K24])" office:value-type="float"/>
          <table:table-cell table:formula="of:=MIN([.$L24])" office:value-type="float"/>
          <table:table-cell table:formula="of:=MEDIAN([.$B24])" office:value-type="float"/>
          <table:table-cell table:formula="of:=MEDIAN([.$C24])" office:value-type="float"/>
          <table:table-cell table:formula="of:=MEDIAN([.$D24])" office:value-type="float"/>
          <table:table-cell table:formula="of:=MEDIAN([.$E24])" office:value-type="float"/>
          <table:table-cell table:formula="of:=MEDIAN([.$F24])" office:value-type="float"/>
          <table:table-cell table:formula="of:=MEDIAN([.$G24])" office:value-type="float"/>
          <table:table-cell table:formula="of:=MEDIAN([.$H24])" office:value-type="float"/>
          <table:table-cell table:formula="of:=MEDIAN([.$I24])" office:value-type="float"/>
          <table:table-cell table:formula="of:=MEDIAN([.$J24])" office:value-type="float"/>
          <table:table-cell table:formula="of:=MEDIAN([.$K24])" office:value-type="float"/>
          <table:table-cell table:formula="of:=MEDIAN([.$L24])" office:value-type="float"/>
          <table:table-cell table:formula="of:=MAX([.$B24])" office:value-type="float"/>
          <table:table-cell table:formula="of:=MAX([.$C24])" office:value-type="float"/>
          <table:table-cell table:formula="of:=MAX([.$D24])" office:value-type="float"/>
          <table:table-cell table:formula="of:=MAX([.$E24])" office:value-type="float"/>
          <table:table-cell table:formula="of:=MAX([.$F24])" office:value-type="float"/>
          <table:table-cell table:formula="of:=MAX([.$G24])" office:value-type="float"/>
          <table:table-cell table:formula="of:=MAX([.$H24])" office:value-type="float"/>
          <table:table-cell table:formula="of:=MAX([.$I24])" office:value-type="float"/>
          <table:table-cell table:formula="of:=MAX([.$J24])" office:value-type="float"/>
          <table:table-cell table:formula="of:=MAX([.$K24])" office:value-type="float"/>
          <table:table-cell table:formula="of:=MAX([.$L24])" office:value-type="float"/>
        </table:table-row>
        <table:table-row table:style-name="ro1">
          <table:table-cell office:value-type="string">
            <text:p>./grid_8_3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7841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5])" office:value-type="float"/>
          <table:table-cell table:formula="of:=MIN([.$C25])" office:value-type="float"/>
          <table:table-cell table:formula="of:=MIN([.$D25])" office:value-type="float"/>
          <table:table-cell table:formula="of:=MIN([.$E25])" office:value-type="float"/>
          <table:table-cell table:formula="of:=MIN([.$F25])" office:value-type="float"/>
          <table:table-cell table:formula="of:=MIN([.$G25])" office:value-type="float"/>
          <table:table-cell table:formula="of:=MIN([.$H25])" office:value-type="float"/>
          <table:table-cell table:formula="of:=MIN([.$I25])" office:value-type="float"/>
          <table:table-cell table:formula="of:=MIN([.$J25])" office:value-type="float"/>
          <table:table-cell table:formula="of:=MIN([.$K25])" office:value-type="float"/>
          <table:table-cell table:formula="of:=MIN([.$L25])" office:value-type="float"/>
          <table:table-cell table:formula="of:=MEDIAN([.$B25])" office:value-type="float"/>
          <table:table-cell table:formula="of:=MEDIAN([.$C25])" office:value-type="float"/>
          <table:table-cell table:formula="of:=MEDIAN([.$D25])" office:value-type="float"/>
          <table:table-cell table:formula="of:=MEDIAN([.$E25])" office:value-type="float"/>
          <table:table-cell table:formula="of:=MEDIAN([.$F25])" office:value-type="float"/>
          <table:table-cell table:formula="of:=MEDIAN([.$G25])" office:value-type="float"/>
          <table:table-cell table:formula="of:=MEDIAN([.$H25])" office:value-type="float"/>
          <table:table-cell table:formula="of:=MEDIAN([.$I25])" office:value-type="float"/>
          <table:table-cell table:formula="of:=MEDIAN([.$J25])" office:value-type="float"/>
          <table:table-cell table:formula="of:=MEDIAN([.$K25])" office:value-type="float"/>
          <table:table-cell table:formula="of:=MEDIAN([.$L25])" office:value-type="float"/>
          <table:table-cell table:formula="of:=MAX([.$B25])" office:value-type="float"/>
          <table:table-cell table:formula="of:=MAX([.$C25])" office:value-type="float"/>
          <table:table-cell table:formula="of:=MAX([.$D25])" office:value-type="float"/>
          <table:table-cell table:formula="of:=MAX([.$E25])" office:value-type="float"/>
          <table:table-cell table:formula="of:=MAX([.$F25])" office:value-type="float"/>
          <table:table-cell table:formula="of:=MAX([.$G25])" office:value-type="float"/>
          <table:table-cell table:formula="of:=MAX([.$H25])" office:value-type="float"/>
          <table:table-cell table:formula="of:=MAX([.$I25])" office:value-type="float"/>
          <table:table-cell table:formula="of:=MAX([.$J25])" office:value-type="float"/>
          <table:table-cell table:formula="of:=MAX([.$K25])" office:value-type="float"/>
          <table:table-cell table:formula="of:=MAX([.$L25])" office:value-type="float"/>
        </table:table-row>
        <table:table-row table:style-name="ro1">
          <table:table-cell office:value-type="string">
            <text:p>./grid_8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6538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6])" office:value-type="float"/>
          <table:table-cell table:formula="of:=MIN([.$C26])" office:value-type="float"/>
          <table:table-cell table:formula="of:=MIN([.$D26])" office:value-type="float"/>
          <table:table-cell table:formula="of:=MIN([.$E26])" office:value-type="float"/>
          <table:table-cell table:formula="of:=MIN([.$F26])" office:value-type="float"/>
          <table:table-cell table:formula="of:=MIN([.$G26])" office:value-type="float"/>
          <table:table-cell table:formula="of:=MIN([.$H26])" office:value-type="float"/>
          <table:table-cell table:formula="of:=MIN([.$I26])" office:value-type="float"/>
          <table:table-cell table:formula="of:=MIN([.$J26])" office:value-type="float"/>
          <table:table-cell table:formula="of:=MIN([.$K26])" office:value-type="float"/>
          <table:table-cell table:formula="of:=MIN([.$L26])" office:value-type="float"/>
          <table:table-cell table:formula="of:=MEDIAN([.$B26])" office:value-type="float"/>
          <table:table-cell table:formula="of:=MEDIAN([.$C26])" office:value-type="float"/>
          <table:table-cell table:formula="of:=MEDIAN([.$D26])" office:value-type="float"/>
          <table:table-cell table:formula="of:=MEDIAN([.$E26])" office:value-type="float"/>
          <table:table-cell table:formula="of:=MEDIAN([.$F26])" office:value-type="float"/>
          <table:table-cell table:formula="of:=MEDIAN([.$G26])" office:value-type="float"/>
          <table:table-cell table:formula="of:=MEDIAN([.$H26])" office:value-type="float"/>
          <table:table-cell table:formula="of:=MEDIAN([.$I26])" office:value-type="float"/>
          <table:table-cell table:formula="of:=MEDIAN([.$J26])" office:value-type="float"/>
          <table:table-cell table:formula="of:=MEDIAN([.$K26])" office:value-type="float"/>
          <table:table-cell table:formula="of:=MEDIAN([.$L26])" office:value-type="float"/>
          <table:table-cell table:formula="of:=MAX([.$B26])" office:value-type="float"/>
          <table:table-cell table:formula="of:=MAX([.$C26])" office:value-type="float"/>
          <table:table-cell table:formula="of:=MAX([.$D26])" office:value-type="float"/>
          <table:table-cell table:formula="of:=MAX([.$E26])" office:value-type="float"/>
          <table:table-cell table:formula="of:=MAX([.$F26])" office:value-type="float"/>
          <table:table-cell table:formula="of:=MAX([.$G26])" office:value-type="float"/>
          <table:table-cell table:formula="of:=MAX([.$H26])" office:value-type="float"/>
          <table:table-cell table:formula="of:=MAX([.$I26])" office:value-type="float"/>
          <table:table-cell table:formula="of:=MAX([.$J26])" office:value-type="float"/>
          <table:table-cell table:formula="of:=MAX([.$K26])" office:value-type="float"/>
          <table:table-cell table:formula="of:=MAX([.$L26])" office:value-type="float"/>
        </table:table-row>
        <table:table-row table:style-name="ro1">
          <table:table-cell office:value-type="string">
            <text:p>./grid_8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0764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7])" office:value-type="float"/>
          <table:table-cell table:formula="of:=MIN([.$C27])" office:value-type="float"/>
          <table:table-cell table:formula="of:=MIN([.$D27])" office:value-type="float"/>
          <table:table-cell table:formula="of:=MIN([.$E27])" office:value-type="float"/>
          <table:table-cell table:formula="of:=MIN([.$F27])" office:value-type="float"/>
          <table:table-cell table:formula="of:=MIN([.$G27])" office:value-type="float"/>
          <table:table-cell table:formula="of:=MIN([.$H27])" office:value-type="float"/>
          <table:table-cell table:formula="of:=MIN([.$I27])" office:value-type="float"/>
          <table:table-cell table:formula="of:=MIN([.$J27])" office:value-type="float"/>
          <table:table-cell table:formula="of:=MIN([.$K27])" office:value-type="float"/>
          <table:table-cell table:formula="of:=MIN([.$L27])" office:value-type="float"/>
          <table:table-cell table:formula="of:=MEDIAN([.$B27])" office:value-type="float"/>
          <table:table-cell table:formula="of:=MEDIAN([.$C27])" office:value-type="float"/>
          <table:table-cell table:formula="of:=MEDIAN([.$D27])" office:value-type="float"/>
          <table:table-cell table:formula="of:=MEDIAN([.$E27])" office:value-type="float"/>
          <table:table-cell table:formula="of:=MEDIAN([.$F27])" office:value-type="float"/>
          <table:table-cell table:formula="of:=MEDIAN([.$G27])" office:value-type="float"/>
          <table:table-cell table:formula="of:=MEDIAN([.$H27])" office:value-type="float"/>
          <table:table-cell table:formula="of:=MEDIAN([.$I27])" office:value-type="float"/>
          <table:table-cell table:formula="of:=MEDIAN([.$J27])" office:value-type="float"/>
          <table:table-cell table:formula="of:=MEDIAN([.$K27])" office:value-type="float"/>
          <table:table-cell table:formula="of:=MEDIAN([.$L27])" office:value-type="float"/>
          <table:table-cell table:formula="of:=MAX([.$B27])" office:value-type="float"/>
          <table:table-cell table:formula="of:=MAX([.$C27])" office:value-type="float"/>
          <table:table-cell table:formula="of:=MAX([.$D27])" office:value-type="float"/>
          <table:table-cell table:formula="of:=MAX([.$E27])" office:value-type="float"/>
          <table:table-cell table:formula="of:=MAX([.$F27])" office:value-type="float"/>
          <table:table-cell table:formula="of:=MAX([.$G27])" office:value-type="float"/>
          <table:table-cell table:formula="of:=MAX([.$H27])" office:value-type="float"/>
          <table:table-cell table:formula="of:=MAX([.$I27])" office:value-type="float"/>
          <table:table-cell table:formula="of:=MAX([.$J27])" office:value-type="float"/>
          <table:table-cell table:formula="of:=MAX([.$K27])" office:value-type="float"/>
          <table:table-cell table:formula="of:=MAX([.$L27])" office:value-type="float"/>
        </table:table-row>
        <table:table-row table:style-name="ro1">
          <table:table-cell office:value-type="string">
            <text:p>./grid_8_6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80216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8])" office:value-type="float"/>
          <table:table-cell table:formula="of:=MIN([.$C28])" office:value-type="float"/>
          <table:table-cell table:formula="of:=MIN([.$D28])" office:value-type="float"/>
          <table:table-cell table:formula="of:=MIN([.$E28])" office:value-type="float"/>
          <table:table-cell table:formula="of:=MIN([.$F28])" office:value-type="float"/>
          <table:table-cell table:formula="of:=MIN([.$G28])" office:value-type="float"/>
          <table:table-cell table:formula="of:=MIN([.$H28])" office:value-type="float"/>
          <table:table-cell table:formula="of:=MIN([.$I28])" office:value-type="float"/>
          <table:table-cell table:formula="of:=MIN([.$J28])" office:value-type="float"/>
          <table:table-cell table:formula="of:=MIN([.$K28])" office:value-type="float"/>
          <table:table-cell table:formula="of:=MIN([.$L28])" office:value-type="float"/>
          <table:table-cell table:formula="of:=MEDIAN([.$B28])" office:value-type="float"/>
          <table:table-cell table:formula="of:=MEDIAN([.$C28])" office:value-type="float"/>
          <table:table-cell table:formula="of:=MEDIAN([.$D28])" office:value-type="float"/>
          <table:table-cell table:formula="of:=MEDIAN([.$E28])" office:value-type="float"/>
          <table:table-cell table:formula="of:=MEDIAN([.$F28])" office:value-type="float"/>
          <table:table-cell table:formula="of:=MEDIAN([.$G28])" office:value-type="float"/>
          <table:table-cell table:formula="of:=MEDIAN([.$H28])" office:value-type="float"/>
          <table:table-cell table:formula="of:=MEDIAN([.$I28])" office:value-type="float"/>
          <table:table-cell table:formula="of:=MEDIAN([.$J28])" office:value-type="float"/>
          <table:table-cell table:formula="of:=MEDIAN([.$K28])" office:value-type="float"/>
          <table:table-cell table:formula="of:=MEDIAN([.$L28])" office:value-type="float"/>
          <table:table-cell table:formula="of:=MAX([.$B28])" office:value-type="float"/>
          <table:table-cell table:formula="of:=MAX([.$C28])" office:value-type="float"/>
          <table:table-cell table:formula="of:=MAX([.$D28])" office:value-type="float"/>
          <table:table-cell table:formula="of:=MAX([.$E28])" office:value-type="float"/>
          <table:table-cell table:formula="of:=MAX([.$F28])" office:value-type="float"/>
          <table:table-cell table:formula="of:=MAX([.$G28])" office:value-type="float"/>
          <table:table-cell table:formula="of:=MAX([.$H28])" office:value-type="float"/>
          <table:table-cell table:formula="of:=MAX([.$I28])" office:value-type="float"/>
          <table:table-cell table:formula="of:=MAX([.$J28])" office:value-type="float"/>
          <table:table-cell table:formula="of:=MAX([.$K28])" office:value-type="float"/>
          <table:table-cell table:formula="of:=MAX([.$L28])" office:value-type="float"/>
        </table:table-row>
        <table:table-row table:style-name="ro1">
          <table:table-cell office:value-type="string">
            <text:p>./grid_8_7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621876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29])" office:value-type="float"/>
          <table:table-cell table:formula="of:=MIN([.$C29])" office:value-type="float"/>
          <table:table-cell table:formula="of:=MIN([.$D29])" office:value-type="float"/>
          <table:table-cell table:formula="of:=MIN([.$E29])" office:value-type="float"/>
          <table:table-cell table:formula="of:=MIN([.$F29])" office:value-type="float"/>
          <table:table-cell table:formula="of:=MIN([.$G29])" office:value-type="float"/>
          <table:table-cell table:formula="of:=MIN([.$H29])" office:value-type="float"/>
          <table:table-cell table:formula="of:=MIN([.$I29])" office:value-type="float"/>
          <table:table-cell table:formula="of:=MIN([.$J29])" office:value-type="float"/>
          <table:table-cell table:formula="of:=MIN([.$K29])" office:value-type="float"/>
          <table:table-cell table:formula="of:=MIN([.$L29])" office:value-type="float"/>
          <table:table-cell table:formula="of:=MEDIAN([.$B29])" office:value-type="float"/>
          <table:table-cell table:formula="of:=MEDIAN([.$C29])" office:value-type="float"/>
          <table:table-cell table:formula="of:=MEDIAN([.$D29])" office:value-type="float"/>
          <table:table-cell table:formula="of:=MEDIAN([.$E29])" office:value-type="float"/>
          <table:table-cell table:formula="of:=MEDIAN([.$F29])" office:value-type="float"/>
          <table:table-cell table:formula="of:=MEDIAN([.$G29])" office:value-type="float"/>
          <table:table-cell table:formula="of:=MEDIAN([.$H29])" office:value-type="float"/>
          <table:table-cell table:formula="of:=MEDIAN([.$I29])" office:value-type="float"/>
          <table:table-cell table:formula="of:=MEDIAN([.$J29])" office:value-type="float"/>
          <table:table-cell table:formula="of:=MEDIAN([.$K29])" office:value-type="float"/>
          <table:table-cell table:formula="of:=MEDIAN([.$L29])" office:value-type="float"/>
          <table:table-cell table:formula="of:=MAX([.$B29])" office:value-type="float"/>
          <table:table-cell table:formula="of:=MAX([.$C29])" office:value-type="float"/>
          <table:table-cell table:formula="of:=MAX([.$D29])" office:value-type="float"/>
          <table:table-cell table:formula="of:=MAX([.$E29])" office:value-type="float"/>
          <table:table-cell table:formula="of:=MAX([.$F29])" office:value-type="float"/>
          <table:table-cell table:formula="of:=MAX([.$G29])" office:value-type="float"/>
          <table:table-cell table:formula="of:=MAX([.$H29])" office:value-type="float"/>
          <table:table-cell table:formula="of:=MAX([.$I29])" office:value-type="float"/>
          <table:table-cell table:formula="of:=MAX([.$J29])" office:value-type="float"/>
          <table:table-cell table:formula="of:=MAX([.$K29])" office:value-type="float"/>
          <table:table-cell table:formula="of:=MAX([.$L29])" office:value-type="float"/>
        </table:table-row>
        <table:table-row table:style-name="ro1">
          <table:table-cell office:value-type="string">
            <text:p>./grid_8_8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8488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0])" office:value-type="float"/>
          <table:table-cell table:formula="of:=MIN([.$C30])" office:value-type="float"/>
          <table:table-cell table:formula="of:=MIN([.$D30])" office:value-type="float"/>
          <table:table-cell table:formula="of:=MIN([.$E30])" office:value-type="float"/>
          <table:table-cell table:formula="of:=MIN([.$F30])" office:value-type="float"/>
          <table:table-cell table:formula="of:=MIN([.$G30])" office:value-type="float"/>
          <table:table-cell table:formula="of:=MIN([.$H30])" office:value-type="float"/>
          <table:table-cell table:formula="of:=MIN([.$I30])" office:value-type="float"/>
          <table:table-cell table:formula="of:=MIN([.$J30])" office:value-type="float"/>
          <table:table-cell table:formula="of:=MIN([.$K30])" office:value-type="float"/>
          <table:table-cell table:formula="of:=MIN([.$L30])" office:value-type="float"/>
          <table:table-cell table:formula="of:=MEDIAN([.$B30])" office:value-type="float"/>
          <table:table-cell table:formula="of:=MEDIAN([.$C30])" office:value-type="float"/>
          <table:table-cell table:formula="of:=MEDIAN([.$D30])" office:value-type="float"/>
          <table:table-cell table:formula="of:=MEDIAN([.$E30])" office:value-type="float"/>
          <table:table-cell table:formula="of:=MEDIAN([.$F30])" office:value-type="float"/>
          <table:table-cell table:formula="of:=MEDIAN([.$G30])" office:value-type="float"/>
          <table:table-cell table:formula="of:=MEDIAN([.$H30])" office:value-type="float"/>
          <table:table-cell table:formula="of:=MEDIAN([.$I30])" office:value-type="float"/>
          <table:table-cell table:formula="of:=MEDIAN([.$J30])" office:value-type="float"/>
          <table:table-cell table:formula="of:=MEDIAN([.$K30])" office:value-type="float"/>
          <table:table-cell table:formula="of:=MEDIAN([.$L30])" office:value-type="float"/>
          <table:table-cell table:formula="of:=MAX([.$B30])" office:value-type="float"/>
          <table:table-cell table:formula="of:=MAX([.$C30])" office:value-type="float"/>
          <table:table-cell table:formula="of:=MAX([.$D30])" office:value-type="float"/>
          <table:table-cell table:formula="of:=MAX([.$E30])" office:value-type="float"/>
          <table:table-cell table:formula="of:=MAX([.$F30])" office:value-type="float"/>
          <table:table-cell table:formula="of:=MAX([.$G30])" office:value-type="float"/>
          <table:table-cell table:formula="of:=MAX([.$H30])" office:value-type="float"/>
          <table:table-cell table:formula="of:=MAX([.$I30])" office:value-type="float"/>
          <table:table-cell table:formula="of:=MAX([.$J30])" office:value-type="float"/>
          <table:table-cell table:formula="of:=MAX([.$K30])" office:value-type="float"/>
          <table:table-cell table:formula="of:=MAX([.$L30])" office:value-type="float"/>
        </table:table-row>
        <table:table-row table:style-name="ro1">
          <table:table-cell office:value-type="string">
            <text:p>./grid_9_2.lp</text:p>
          </table:table-cell>
          <table:table-cell office:value-type="float" office:value="5.16481"/>
          <table:table-cell office:value-type="float" office:value="4.19"/>
          <table:table-cell office:value-type="float" office:value="4.16"/>
          <table:table-cell office:value-type="float" office:value="262197.0"/>
          <table:table-cell office:value-type="float" office:value="0.0"/>
          <table:table-cell office:value-type="float" office:value="271856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9748099999999997"/>
          <table:table-cell office:value-type="float" office:value="0.69736"/>
          <table:table-cell table:formula="of:=MIN([.$B31])" office:value-type="float"/>
          <table:table-cell table:formula="of:=MIN([.$C31])" office:value-type="float"/>
          <table:table-cell table:formula="of:=MIN([.$D31])" office:value-type="float"/>
          <table:table-cell table:formula="of:=MIN([.$E31])" office:value-type="float"/>
          <table:table-cell table:formula="of:=MIN([.$F31])" office:value-type="float"/>
          <table:table-cell table:formula="of:=MIN([.$G31])" office:value-type="float"/>
          <table:table-cell table:formula="of:=MIN([.$H31])" office:value-type="float"/>
          <table:table-cell table:formula="of:=MIN([.$I31])" office:value-type="float"/>
          <table:table-cell table:formula="of:=MIN([.$J31])" office:value-type="float"/>
          <table:table-cell table:formula="of:=MIN([.$K31])" office:value-type="float"/>
          <table:table-cell table:formula="of:=MIN([.$L31])" office:value-type="float"/>
          <table:table-cell table:formula="of:=MEDIAN([.$B31])" office:value-type="float"/>
          <table:table-cell table:formula="of:=MEDIAN([.$C31])" office:value-type="float"/>
          <table:table-cell table:formula="of:=MEDIAN([.$D31])" office:value-type="float"/>
          <table:table-cell table:formula="of:=MEDIAN([.$E31])" office:value-type="float"/>
          <table:table-cell table:formula="of:=MEDIAN([.$F31])" office:value-type="float"/>
          <table:table-cell table:formula="of:=MEDIAN([.$G31])" office:value-type="float"/>
          <table:table-cell table:formula="of:=MEDIAN([.$H31])" office:value-type="float"/>
          <table:table-cell table:formula="of:=MEDIAN([.$I31])" office:value-type="float"/>
          <table:table-cell table:formula="of:=MEDIAN([.$J31])" office:value-type="float"/>
          <table:table-cell table:formula="of:=MEDIAN([.$K31])" office:value-type="float"/>
          <table:table-cell table:formula="of:=MEDIAN([.$L31])" office:value-type="float"/>
          <table:table-cell table:formula="of:=MAX([.$B31])" office:value-type="float"/>
          <table:table-cell table:formula="of:=MAX([.$C31])" office:value-type="float"/>
          <table:table-cell table:formula="of:=MAX([.$D31])" office:value-type="float"/>
          <table:table-cell table:formula="of:=MAX([.$E31])" office:value-type="float"/>
          <table:table-cell table:formula="of:=MAX([.$F31])" office:value-type="float"/>
          <table:table-cell table:formula="of:=MAX([.$G31])" office:value-type="float"/>
          <table:table-cell table:formula="of:=MAX([.$H31])" office:value-type="float"/>
          <table:table-cell table:formula="of:=MAX([.$I31])" office:value-type="float"/>
          <table:table-cell table:formula="of:=MAX([.$J31])" office:value-type="float"/>
          <table:table-cell table:formula="of:=MAX([.$K31])" office:value-type="float"/>
          <table:table-cell table:formula="of:=MAX([.$L31])" office:value-type="float"/>
        </table:table-row>
        <table:table-row table:style-name="ro1">
          <table:table-cell office:value-type="string">
            <text:p>./grid_9_3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575532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2])" office:value-type="float"/>
          <table:table-cell table:formula="of:=MIN([.$C32])" office:value-type="float"/>
          <table:table-cell table:formula="of:=MIN([.$D32])" office:value-type="float"/>
          <table:table-cell table:formula="of:=MIN([.$E32])" office:value-type="float"/>
          <table:table-cell table:formula="of:=MIN([.$F32])" office:value-type="float"/>
          <table:table-cell table:formula="of:=MIN([.$G32])" office:value-type="float"/>
          <table:table-cell table:formula="of:=MIN([.$H32])" office:value-type="float"/>
          <table:table-cell table:formula="of:=MIN([.$I32])" office:value-type="float"/>
          <table:table-cell table:formula="of:=MIN([.$J32])" office:value-type="float"/>
          <table:table-cell table:formula="of:=MIN([.$K32])" office:value-type="float"/>
          <table:table-cell table:formula="of:=MIN([.$L32])" office:value-type="float"/>
          <table:table-cell table:formula="of:=MEDIAN([.$B32])" office:value-type="float"/>
          <table:table-cell table:formula="of:=MEDIAN([.$C32])" office:value-type="float"/>
          <table:table-cell table:formula="of:=MEDIAN([.$D32])" office:value-type="float"/>
          <table:table-cell table:formula="of:=MEDIAN([.$E32])" office:value-type="float"/>
          <table:table-cell table:formula="of:=MEDIAN([.$F32])" office:value-type="float"/>
          <table:table-cell table:formula="of:=MEDIAN([.$G32])" office:value-type="float"/>
          <table:table-cell table:formula="of:=MEDIAN([.$H32])" office:value-type="float"/>
          <table:table-cell table:formula="of:=MEDIAN([.$I32])" office:value-type="float"/>
          <table:table-cell table:formula="of:=MEDIAN([.$J32])" office:value-type="float"/>
          <table:table-cell table:formula="of:=MEDIAN([.$K32])" office:value-type="float"/>
          <table:table-cell table:formula="of:=MEDIAN([.$L32])" office:value-type="float"/>
          <table:table-cell table:formula="of:=MAX([.$B32])" office:value-type="float"/>
          <table:table-cell table:formula="of:=MAX([.$C32])" office:value-type="float"/>
          <table:table-cell table:formula="of:=MAX([.$D32])" office:value-type="float"/>
          <table:table-cell table:formula="of:=MAX([.$E32])" office:value-type="float"/>
          <table:table-cell table:formula="of:=MAX([.$F32])" office:value-type="float"/>
          <table:table-cell table:formula="of:=MAX([.$G32])" office:value-type="float"/>
          <table:table-cell table:formula="of:=MAX([.$H32])" office:value-type="float"/>
          <table:table-cell table:formula="of:=MAX([.$I32])" office:value-type="float"/>
          <table:table-cell table:formula="of:=MAX([.$J32])" office:value-type="float"/>
          <table:table-cell table:formula="of:=MAX([.$K32])" office:value-type="float"/>
          <table:table-cell table:formula="of:=MAX([.$L32])" office:value-type="float"/>
        </table:table-row>
        <table:table-row table:style-name="ro1">
          <table:table-cell office:value-type="string">
            <text:p>./grid_9_4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1209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3])" office:value-type="float"/>
          <table:table-cell table:formula="of:=MIN([.$C33])" office:value-type="float"/>
          <table:table-cell table:formula="of:=MIN([.$D33])" office:value-type="float"/>
          <table:table-cell table:formula="of:=MIN([.$E33])" office:value-type="float"/>
          <table:table-cell table:formula="of:=MIN([.$F33])" office:value-type="float"/>
          <table:table-cell table:formula="of:=MIN([.$G33])" office:value-type="float"/>
          <table:table-cell table:formula="of:=MIN([.$H33])" office:value-type="float"/>
          <table:table-cell table:formula="of:=MIN([.$I33])" office:value-type="float"/>
          <table:table-cell table:formula="of:=MIN([.$J33])" office:value-type="float"/>
          <table:table-cell table:formula="of:=MIN([.$K33])" office:value-type="float"/>
          <table:table-cell table:formula="of:=MIN([.$L33])" office:value-type="float"/>
          <table:table-cell table:formula="of:=MEDIAN([.$B33])" office:value-type="float"/>
          <table:table-cell table:formula="of:=MEDIAN([.$C33])" office:value-type="float"/>
          <table:table-cell table:formula="of:=MEDIAN([.$D33])" office:value-type="float"/>
          <table:table-cell table:formula="of:=MEDIAN([.$E33])" office:value-type="float"/>
          <table:table-cell table:formula="of:=MEDIAN([.$F33])" office:value-type="float"/>
          <table:table-cell table:formula="of:=MEDIAN([.$G33])" office:value-type="float"/>
          <table:table-cell table:formula="of:=MEDIAN([.$H33])" office:value-type="float"/>
          <table:table-cell table:formula="of:=MEDIAN([.$I33])" office:value-type="float"/>
          <table:table-cell table:formula="of:=MEDIAN([.$J33])" office:value-type="float"/>
          <table:table-cell table:formula="of:=MEDIAN([.$K33])" office:value-type="float"/>
          <table:table-cell table:formula="of:=MEDIAN([.$L33])" office:value-type="float"/>
          <table:table-cell table:formula="of:=MAX([.$B33])" office:value-type="float"/>
          <table:table-cell table:formula="of:=MAX([.$C33])" office:value-type="float"/>
          <table:table-cell table:formula="of:=MAX([.$D33])" office:value-type="float"/>
          <table:table-cell table:formula="of:=MAX([.$E33])" office:value-type="float"/>
          <table:table-cell table:formula="of:=MAX([.$F33])" office:value-type="float"/>
          <table:table-cell table:formula="of:=MAX([.$G33])" office:value-type="float"/>
          <table:table-cell table:formula="of:=MAX([.$H33])" office:value-type="float"/>
          <table:table-cell table:formula="of:=MAX([.$I33])" office:value-type="float"/>
          <table:table-cell table:formula="of:=MAX([.$J33])" office:value-type="float"/>
          <table:table-cell table:formula="of:=MAX([.$K33])" office:value-type="float"/>
          <table:table-cell table:formula="of:=MAX([.$L33])" office:value-type="float"/>
        </table:table-row>
        <table:table-row table:style-name="ro1">
          <table:table-cell office:value-type="string">
            <text:p>./grid_9_5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042424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4])" office:value-type="float"/>
          <table:table-cell table:formula="of:=MIN([.$C34])" office:value-type="float"/>
          <table:table-cell table:formula="of:=MIN([.$D34])" office:value-type="float"/>
          <table:table-cell table:formula="of:=MIN([.$E34])" office:value-type="float"/>
          <table:table-cell table:formula="of:=MIN([.$F34])" office:value-type="float"/>
          <table:table-cell table:formula="of:=MIN([.$G34])" office:value-type="float"/>
          <table:table-cell table:formula="of:=MIN([.$H34])" office:value-type="float"/>
          <table:table-cell table:formula="of:=MIN([.$I34])" office:value-type="float"/>
          <table:table-cell table:formula="of:=MIN([.$J34])" office:value-type="float"/>
          <table:table-cell table:formula="of:=MIN([.$K34])" office:value-type="float"/>
          <table:table-cell table:formula="of:=MIN([.$L34])" office:value-type="float"/>
          <table:table-cell table:formula="of:=MEDIAN([.$B34])" office:value-type="float"/>
          <table:table-cell table:formula="of:=MEDIAN([.$C34])" office:value-type="float"/>
          <table:table-cell table:formula="of:=MEDIAN([.$D34])" office:value-type="float"/>
          <table:table-cell table:formula="of:=MEDIAN([.$E34])" office:value-type="float"/>
          <table:table-cell table:formula="of:=MEDIAN([.$F34])" office:value-type="float"/>
          <table:table-cell table:formula="of:=MEDIAN([.$G34])" office:value-type="float"/>
          <table:table-cell table:formula="of:=MEDIAN([.$H34])" office:value-type="float"/>
          <table:table-cell table:formula="of:=MEDIAN([.$I34])" office:value-type="float"/>
          <table:table-cell table:formula="of:=MEDIAN([.$J34])" office:value-type="float"/>
          <table:table-cell table:formula="of:=MEDIAN([.$K34])" office:value-type="float"/>
          <table:table-cell table:formula="of:=MEDIAN([.$L34])" office:value-type="float"/>
          <table:table-cell table:formula="of:=MAX([.$B34])" office:value-type="float"/>
          <table:table-cell table:formula="of:=MAX([.$C34])" office:value-type="float"/>
          <table:table-cell table:formula="of:=MAX([.$D34])" office:value-type="float"/>
          <table:table-cell table:formula="of:=MAX([.$E34])" office:value-type="float"/>
          <table:table-cell table:formula="of:=MAX([.$F34])" office:value-type="float"/>
          <table:table-cell table:formula="of:=MAX([.$G34])" office:value-type="float"/>
          <table:table-cell table:formula="of:=MAX([.$H34])" office:value-type="float"/>
          <table:table-cell table:formula="of:=MAX([.$I34])" office:value-type="float"/>
          <table:table-cell table:formula="of:=MAX([.$J34])" office:value-type="float"/>
          <table:table-cell table:formula="of:=MAX([.$K34])" office:value-type="float"/>
          <table:table-cell table:formula="of:=MAX([.$L34])" office:value-type="float"/>
        </table:table-row>
        <table:table-row table:style-name="ro1">
          <table:table-cell office:value-type="string">
            <text:p>./grid_9_6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5160220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5])" office:value-type="float"/>
          <table:table-cell table:formula="of:=MIN([.$C35])" office:value-type="float"/>
          <table:table-cell table:formula="of:=MIN([.$D35])" office:value-type="float"/>
          <table:table-cell table:formula="of:=MIN([.$E35])" office:value-type="float"/>
          <table:table-cell table:formula="of:=MIN([.$F35])" office:value-type="float"/>
          <table:table-cell table:formula="of:=MIN([.$G35])" office:value-type="float"/>
          <table:table-cell table:formula="of:=MIN([.$H35])" office:value-type="float"/>
          <table:table-cell table:formula="of:=MIN([.$I35])" office:value-type="float"/>
          <table:table-cell table:formula="of:=MIN([.$J35])" office:value-type="float"/>
          <table:table-cell table:formula="of:=MIN([.$K35])" office:value-type="float"/>
          <table:table-cell table:formula="of:=MIN([.$L35])" office:value-type="float"/>
          <table:table-cell table:formula="of:=MEDIAN([.$B35])" office:value-type="float"/>
          <table:table-cell table:formula="of:=MEDIAN([.$C35])" office:value-type="float"/>
          <table:table-cell table:formula="of:=MEDIAN([.$D35])" office:value-type="float"/>
          <table:table-cell table:formula="of:=MEDIAN([.$E35])" office:value-type="float"/>
          <table:table-cell table:formula="of:=MEDIAN([.$F35])" office:value-type="float"/>
          <table:table-cell table:formula="of:=MEDIAN([.$G35])" office:value-type="float"/>
          <table:table-cell table:formula="of:=MEDIAN([.$H35])" office:value-type="float"/>
          <table:table-cell table:formula="of:=MEDIAN([.$I35])" office:value-type="float"/>
          <table:table-cell table:formula="of:=MEDIAN([.$J35])" office:value-type="float"/>
          <table:table-cell table:formula="of:=MEDIAN([.$K35])" office:value-type="float"/>
          <table:table-cell table:formula="of:=MEDIAN([.$L35])" office:value-type="float"/>
          <table:table-cell table:formula="of:=MAX([.$B35])" office:value-type="float"/>
          <table:table-cell table:formula="of:=MAX([.$C35])" office:value-type="float"/>
          <table:table-cell table:formula="of:=MAX([.$D35])" office:value-type="float"/>
          <table:table-cell table:formula="of:=MAX([.$E35])" office:value-type="float"/>
          <table:table-cell table:formula="of:=MAX([.$F35])" office:value-type="float"/>
          <table:table-cell table:formula="of:=MAX([.$G35])" office:value-type="float"/>
          <table:table-cell table:formula="of:=MAX([.$H35])" office:value-type="float"/>
          <table:table-cell table:formula="of:=MAX([.$I35])" office:value-type="float"/>
          <table:table-cell table:formula="of:=MAX([.$J35])" office:value-type="float"/>
          <table:table-cell table:formula="of:=MAX([.$K35])" office:value-type="float"/>
          <table:table-cell table:formula="of:=MAX([.$L35])" office:value-type="float"/>
        </table:table-row>
        <table:table-row table:style-name="ro1">
          <table:table-cell office:value-type="string">
            <text:p>./grid_9_7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173977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6])" office:value-type="float"/>
          <table:table-cell table:formula="of:=MIN([.$C36])" office:value-type="float"/>
          <table:table-cell table:formula="of:=MIN([.$D36])" office:value-type="float"/>
          <table:table-cell table:formula="of:=MIN([.$E36])" office:value-type="float"/>
          <table:table-cell table:formula="of:=MIN([.$F36])" office:value-type="float"/>
          <table:table-cell table:formula="of:=MIN([.$G36])" office:value-type="float"/>
          <table:table-cell table:formula="of:=MIN([.$H36])" office:value-type="float"/>
          <table:table-cell table:formula="of:=MIN([.$I36])" office:value-type="float"/>
          <table:table-cell table:formula="of:=MIN([.$J36])" office:value-type="float"/>
          <table:table-cell table:formula="of:=MIN([.$K36])" office:value-type="float"/>
          <table:table-cell table:formula="of:=MIN([.$L36])" office:value-type="float"/>
          <table:table-cell table:formula="of:=MEDIAN([.$B36])" office:value-type="float"/>
          <table:table-cell table:formula="of:=MEDIAN([.$C36])" office:value-type="float"/>
          <table:table-cell table:formula="of:=MEDIAN([.$D36])" office:value-type="float"/>
          <table:table-cell table:formula="of:=MEDIAN([.$E36])" office:value-type="float"/>
          <table:table-cell table:formula="of:=MEDIAN([.$F36])" office:value-type="float"/>
          <table:table-cell table:formula="of:=MEDIAN([.$G36])" office:value-type="float"/>
          <table:table-cell table:formula="of:=MEDIAN([.$H36])" office:value-type="float"/>
          <table:table-cell table:formula="of:=MEDIAN([.$I36])" office:value-type="float"/>
          <table:table-cell table:formula="of:=MEDIAN([.$J36])" office:value-type="float"/>
          <table:table-cell table:formula="of:=MEDIAN([.$K36])" office:value-type="float"/>
          <table:table-cell table:formula="of:=MEDIAN([.$L36])" office:value-type="float"/>
          <table:table-cell table:formula="of:=MAX([.$B36])" office:value-type="float"/>
          <table:table-cell table:formula="of:=MAX([.$C36])" office:value-type="float"/>
          <table:table-cell table:formula="of:=MAX([.$D36])" office:value-type="float"/>
          <table:table-cell table:formula="of:=MAX([.$E36])" office:value-type="float"/>
          <table:table-cell table:formula="of:=MAX([.$F36])" office:value-type="float"/>
          <table:table-cell table:formula="of:=MAX([.$G36])" office:value-type="float"/>
          <table:table-cell table:formula="of:=MAX([.$H36])" office:value-type="float"/>
          <table:table-cell table:formula="of:=MAX([.$I36])" office:value-type="float"/>
          <table:table-cell table:formula="of:=MAX([.$J36])" office:value-type="float"/>
          <table:table-cell table:formula="of:=MAX([.$K36])" office:value-type="float"/>
          <table:table-cell table:formula="of:=MAX([.$L36])" office:value-type="float"/>
        </table:table-row>
        <table:table-row table:style-name="ro1">
          <table:table-cell office:value-type="string">
            <text:p>./grid_9_8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2935768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7])" office:value-type="float"/>
          <table:table-cell table:formula="of:=MIN([.$C37])" office:value-type="float"/>
          <table:table-cell table:formula="of:=MIN([.$D37])" office:value-type="float"/>
          <table:table-cell table:formula="of:=MIN([.$E37])" office:value-type="float"/>
          <table:table-cell table:formula="of:=MIN([.$F37])" office:value-type="float"/>
          <table:table-cell table:formula="of:=MIN([.$G37])" office:value-type="float"/>
          <table:table-cell table:formula="of:=MIN([.$H37])" office:value-type="float"/>
          <table:table-cell table:formula="of:=MIN([.$I37])" office:value-type="float"/>
          <table:table-cell table:formula="of:=MIN([.$J37])" office:value-type="float"/>
          <table:table-cell table:formula="of:=MIN([.$K37])" office:value-type="float"/>
          <table:table-cell table:formula="of:=MIN([.$L37])" office:value-type="float"/>
          <table:table-cell table:formula="of:=MEDIAN([.$B37])" office:value-type="float"/>
          <table:table-cell table:formula="of:=MEDIAN([.$C37])" office:value-type="float"/>
          <table:table-cell table:formula="of:=MEDIAN([.$D37])" office:value-type="float"/>
          <table:table-cell table:formula="of:=MEDIAN([.$E37])" office:value-type="float"/>
          <table:table-cell table:formula="of:=MEDIAN([.$F37])" office:value-type="float"/>
          <table:table-cell table:formula="of:=MEDIAN([.$G37])" office:value-type="float"/>
          <table:table-cell table:formula="of:=MEDIAN([.$H37])" office:value-type="float"/>
          <table:table-cell table:formula="of:=MEDIAN([.$I37])" office:value-type="float"/>
          <table:table-cell table:formula="of:=MEDIAN([.$J37])" office:value-type="float"/>
          <table:table-cell table:formula="of:=MEDIAN([.$K37])" office:value-type="float"/>
          <table:table-cell table:formula="of:=MEDIAN([.$L37])" office:value-type="float"/>
          <table:table-cell table:formula="of:=MAX([.$B37])" office:value-type="float"/>
          <table:table-cell table:formula="of:=MAX([.$C37])" office:value-type="float"/>
          <table:table-cell table:formula="of:=MAX([.$D37])" office:value-type="float"/>
          <table:table-cell table:formula="of:=MAX([.$E37])" office:value-type="float"/>
          <table:table-cell table:formula="of:=MAX([.$F37])" office:value-type="float"/>
          <table:table-cell table:formula="of:=MAX([.$G37])" office:value-type="float"/>
          <table:table-cell table:formula="of:=MAX([.$H37])" office:value-type="float"/>
          <table:table-cell table:formula="of:=MAX([.$I37])" office:value-type="float"/>
          <table:table-cell table:formula="of:=MAX([.$J37])" office:value-type="float"/>
          <table:table-cell table:formula="of:=MAX([.$K37])" office:value-type="float"/>
          <table:table-cell table:formula="of:=MAX([.$L37])" office:value-type="float"/>
        </table:table-row>
        <table:table-row table:style-name="ro1">
          <table:table-cell office:value-type="string">
            <text:p>./grid_9_9.lp</text:p>
          </table:table-cell>
          <table:table-cell office:value-type="float" office:value="1200.0"/>
          <table:table-cell office:value-type="float" office:value="nan"/>
          <table:table-cell office:value-type="float" office:value="nan"/>
          <table:table-cell office:value-type="float" office:value="nan"/>
          <table:table-cell office:value-type="float" office:value="1.0"/>
          <table:table-cell office:value-type="float" office:value="4907596.0"/>
          <table:table-cell office:value-type="float" office:value="0.0"/>
          <table:table-cell office:value-type="float" office:value="0.0"/>
          <table:table-cell office:value-type="float" office:value="2.0"/>
          <table:table-cell office:value-type="float" office:value="nan"/>
          <table:table-cell office:value-type="string">
            <text:p/>
          </table:table-cell>
          <table:table-cell table:formula="of:=MIN([.$B38])" office:value-type="float"/>
          <table:table-cell table:formula="of:=MIN([.$C38])" office:value-type="float"/>
          <table:table-cell table:formula="of:=MIN([.$D38])" office:value-type="float"/>
          <table:table-cell table:formula="of:=MIN([.$E38])" office:value-type="float"/>
          <table:table-cell table:formula="of:=MIN([.$F38])" office:value-type="float"/>
          <table:table-cell table:formula="of:=MIN([.$G38])" office:value-type="float"/>
          <table:table-cell table:formula="of:=MIN([.$H38])" office:value-type="float"/>
          <table:table-cell table:formula="of:=MIN([.$I38])" office:value-type="float"/>
          <table:table-cell table:formula="of:=MIN([.$J38])" office:value-type="float"/>
          <table:table-cell table:formula="of:=MIN([.$K38])" office:value-type="float"/>
          <table:table-cell table:formula="of:=MIN([.$L38])" office:value-type="float"/>
          <table:table-cell table:formula="of:=MEDIAN([.$B38])" office:value-type="float"/>
          <table:table-cell table:formula="of:=MEDIAN([.$C38])" office:value-type="float"/>
          <table:table-cell table:formula="of:=MEDIAN([.$D38])" office:value-type="float"/>
          <table:table-cell table:formula="of:=MEDIAN([.$E38])" office:value-type="float"/>
          <table:table-cell table:formula="of:=MEDIAN([.$F38])" office:value-type="float"/>
          <table:table-cell table:formula="of:=MEDIAN([.$G38])" office:value-type="float"/>
          <table:table-cell table:formula="of:=MEDIAN([.$H38])" office:value-type="float"/>
          <table:table-cell table:formula="of:=MEDIAN([.$I38])" office:value-type="float"/>
          <table:table-cell table:formula="of:=MEDIAN([.$J38])" office:value-type="float"/>
          <table:table-cell table:formula="of:=MEDIAN([.$K38])" office:value-type="float"/>
          <table:table-cell table:formula="of:=MEDIAN([.$L38])" office:value-type="float"/>
          <table:table-cell table:formula="of:=MAX([.$B38])" office:value-type="float"/>
          <table:table-cell table:formula="of:=MAX([.$C38])" office:value-type="float"/>
          <table:table-cell table:formula="of:=MAX([.$D38])" office:value-type="float"/>
          <table:table-cell table:formula="of:=MAX([.$E38])" office:value-type="float"/>
          <table:table-cell table:formula="of:=MAX([.$F38])" office:value-type="float"/>
          <table:table-cell table:formula="of:=MAX([.$G38])" office:value-type="float"/>
          <table:table-cell table:formula="of:=MAX([.$H38])" office:value-type="float"/>
          <table:table-cell table:formula="of:=MAX([.$I38])" office:value-type="float"/>
          <table:table-cell table:formula="of:=MAX([.$J38])" office:value-type="float"/>
          <table:table-cell table:formula="of:=MAX([.$K38])" office:value-type="float"/>
          <table:table-cell table:formula="of:=MAX([.$L38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8])" office:value-type="float"/>
          <table:table-cell table:formula="of:=SUM([.C3:.C38])" office:value-type="float"/>
          <table:table-cell table:formula="of:=SUM([.D3:.D38])" office:value-type="float"/>
          <table:table-cell table:formula="of:=SUM([.E3:.E38])" office:value-type="float"/>
          <table:table-cell table:formula="of:=SUM([.F3:.F38])" office:value-type="float"/>
          <table:table-cell table:formula="of:=SUM([.G3:.G38])" office:value-type="float"/>
          <table:table-cell table:formula="of:=SUM([.H3:.H38])" office:value-type="float"/>
          <table:table-cell table:formula="of:=SUM([.I3:.I38])" office:value-type="float"/>
          <table:table-cell table:formula="of:=SUM([.J3:.J38])" office:value-type="float"/>
          <table:table-cell table:formula="of:=SUM([.K3:.K38])" office:value-type="float"/>
          <table:table-cell table:formula="of:=SUM([.L3:.L38])" office:value-type="float"/>
          <table:table-cell table:formula="of:=SUM([.M3:.M38])" office:value-type="float"/>
          <table:table-cell table:formula="of:=SUM([.N3:.N38])" office:value-type="float"/>
          <table:table-cell table:formula="of:=SUM([.O3:.O38])" office:value-type="float"/>
          <table:table-cell table:formula="of:=SUM([.P3:.P38])" office:value-type="float"/>
          <table:table-cell table:formula="of:=SUM([.Q3:.Q38])" office:value-type="float"/>
          <table:table-cell table:formula="of:=SUM([.R3:.R38])" office:value-type="float"/>
          <table:table-cell table:formula="of:=SUM([.S3:.S38])" office:value-type="float"/>
          <table:table-cell table:formula="of:=SUM([.T3:.T38])" office:value-type="float"/>
          <table:table-cell table:formula="of:=SUM([.U3:.U38])" office:value-type="float"/>
          <table:table-cell table:formula="of:=SUM([.V3:.V38])" office:value-type="float"/>
          <table:table-cell table:formula="of:=SUM([.W3:.W38])" office:value-type="float"/>
          <table:table-cell table:formula="of:=SUM([.X3:.X38])" office:value-type="float"/>
          <table:table-cell table:formula="of:=SUM([.Y3:.Y38])" office:value-type="float"/>
          <table:table-cell table:formula="of:=SUM([.Z3:.Z38])" office:value-type="float"/>
          <table:table-cell table:formula="of:=SUM([.AA3:.AA38])" office:value-type="float"/>
          <table:table-cell table:formula="of:=SUM([.AB3:.AB38])" office:value-type="float"/>
          <table:table-cell table:formula="of:=SUM([.AC3:.AC38])" office:value-type="float"/>
          <table:table-cell table:formula="of:=SUM([.AD3:.AD38])" office:value-type="float"/>
          <table:table-cell table:formula="of:=SUM([.AE3:.AE38])" office:value-type="float"/>
          <table:table-cell table:formula="of:=SUM([.AF3:.AF38])" office:value-type="float"/>
          <table:table-cell table:formula="of:=SUM([.AG3:.AG38])" office:value-type="float"/>
          <table:table-cell table:formula="of:=SUM([.AH3:.AH38])" office:value-type="float"/>
          <table:table-cell table:formula="of:=SUM([.AI3:.AI38])" office:value-type="float"/>
          <table:table-cell table:formula="of:=SUM([.AJ3:.AJ38])" office:value-type="float"/>
          <table:table-cell table:formula="of:=SUM([.AK3:.AK38])" office:value-type="float"/>
          <table:table-cell table:formula="of:=SUM([.AL3:.AL38])" office:value-type="float"/>
          <table:table-cell table:formula="of:=SUM([.AM3:.AM38])" office:value-type="float"/>
          <table:table-cell table:formula="of:=SUM([.AN3:.AN38])" office:value-type="float"/>
          <table:table-cell table:formula="of:=SUM([.AO3:.AO38])" office:value-type="float"/>
          <table:table-cell table:formula="of:=SUM([.AP3:.AP38])" office:value-type="float"/>
          <table:table-cell table:formula="of:=SUM([.AQ3:.AQ38])" office:value-type="float"/>
          <table:table-cell table:formula="of:=SUM([.AR3:.AR38])" office:value-type="float"/>
          <table:table-cell table:formula="of:=SUM([.AS3:.AS38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8])" office:value-type="float"/>
          <table:table-cell table:formula="of:=AVERAGE([.C3:.C38])" office:value-type="float"/>
          <table:table-cell table:formula="of:=AVERAGE([.D3:.D38])" office:value-type="float"/>
          <table:table-cell table:formula="of:=AVERAGE([.E3:.E38])" office:value-type="float"/>
          <table:table-cell table:formula="of:=AVERAGE([.F3:.F38])" office:value-type="float"/>
          <table:table-cell table:formula="of:=AVERAGE([.G3:.G38])" office:value-type="float"/>
          <table:table-cell table:formula="of:=AVERAGE([.H3:.H38])" office:value-type="float"/>
          <table:table-cell table:formula="of:=AVERAGE([.I3:.I38])" office:value-type="float"/>
          <table:table-cell table:formula="of:=AVERAGE([.J3:.J38])" office:value-type="float"/>
          <table:table-cell table:formula="of:=AVERAGE([.K3:.K38])" office:value-type="float"/>
          <table:table-cell table:formula="of:=AVERAGE([.L3:.L38])" office:value-type="float"/>
          <table:table-cell table:formula="of:=AVERAGE([.M3:.M38])" office:value-type="float"/>
          <table:table-cell table:formula="of:=AVERAGE([.N3:.N38])" office:value-type="float"/>
          <table:table-cell table:formula="of:=AVERAGE([.O3:.O38])" office:value-type="float"/>
          <table:table-cell table:formula="of:=AVERAGE([.P3:.P38])" office:value-type="float"/>
          <table:table-cell table:formula="of:=AVERAGE([.Q3:.Q38])" office:value-type="float"/>
          <table:table-cell table:formula="of:=AVERAGE([.R3:.R38])" office:value-type="float"/>
          <table:table-cell table:formula="of:=AVERAGE([.S3:.S38])" office:value-type="float"/>
          <table:table-cell table:formula="of:=AVERAGE([.T3:.T38])" office:value-type="float"/>
          <table:table-cell table:formula="of:=AVERAGE([.U3:.U38])" office:value-type="float"/>
          <table:table-cell table:formula="of:=AVERAGE([.V3:.V38])" office:value-type="float"/>
          <table:table-cell table:formula="of:=AVERAGE([.W3:.W38])" office:value-type="float"/>
          <table:table-cell table:formula="of:=AVERAGE([.X3:.X38])" office:value-type="float"/>
          <table:table-cell table:formula="of:=AVERAGE([.Y3:.Y38])" office:value-type="float"/>
          <table:table-cell table:formula="of:=AVERAGE([.Z3:.Z38])" office:value-type="float"/>
          <table:table-cell table:formula="of:=AVERAGE([.AA3:.AA38])" office:value-type="float"/>
          <table:table-cell table:formula="of:=AVERAGE([.AB3:.AB38])" office:value-type="float"/>
          <table:table-cell table:formula="of:=AVERAGE([.AC3:.AC38])" office:value-type="float"/>
          <table:table-cell table:formula="of:=AVERAGE([.AD3:.AD38])" office:value-type="float"/>
          <table:table-cell table:formula="of:=AVERAGE([.AE3:.AE38])" office:value-type="float"/>
          <table:table-cell table:formula="of:=AVERAGE([.AF3:.AF38])" office:value-type="float"/>
          <table:table-cell table:formula="of:=AVERAGE([.AG3:.AG38])" office:value-type="float"/>
          <table:table-cell table:formula="of:=AVERAGE([.AH3:.AH38])" office:value-type="float"/>
          <table:table-cell table:formula="of:=AVERAGE([.AI3:.AI38])" office:value-type="float"/>
          <table:table-cell table:formula="of:=AVERAGE([.AJ3:.AJ38])" office:value-type="float"/>
          <table:table-cell table:formula="of:=AVERAGE([.AK3:.AK38])" office:value-type="float"/>
          <table:table-cell table:formula="of:=AVERAGE([.AL3:.AL38])" office:value-type="float"/>
          <table:table-cell table:formula="of:=AVERAGE([.AM3:.AM38])" office:value-type="float"/>
          <table:table-cell table:formula="of:=AVERAGE([.AN3:.AN38])" office:value-type="float"/>
          <table:table-cell table:formula="of:=AVERAGE([.AO3:.AO38])" office:value-type="float"/>
          <table:table-cell table:formula="of:=AVERAGE([.AP3:.AP38])" office:value-type="float"/>
          <table:table-cell table:formula="of:=AVERAGE([.AQ3:.AQ38])" office:value-type="float"/>
          <table:table-cell table:formula="of:=AVERAGE([.AR3:.AR38])" office:value-type="float"/>
          <table:table-cell table:formula="of:=AVERAGE([.AS3:.AS38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8])" office:value-type="float"/>
          <table:table-cell table:formula="of:=STDEV([.C3:.C38])" office:value-type="float"/>
          <table:table-cell table:formula="of:=STDEV([.D3:.D38])" office:value-type="float"/>
          <table:table-cell table:formula="of:=STDEV([.E3:.E38])" office:value-type="float"/>
          <table:table-cell table:formula="of:=STDEV([.F3:.F38])" office:value-type="float"/>
          <table:table-cell table:formula="of:=STDEV([.G3:.G38])" office:value-type="float"/>
          <table:table-cell table:formula="of:=STDEV([.H3:.H38])" office:value-type="float"/>
          <table:table-cell table:formula="of:=STDEV([.I3:.I38])" office:value-type="float"/>
          <table:table-cell table:formula="of:=STDEV([.J3:.J38])" office:value-type="float"/>
          <table:table-cell table:formula="of:=STDEV([.K3:.K38])" office:value-type="float"/>
          <table:table-cell table:formula="of:=STDEV([.L3:.L38])" office:value-type="float"/>
          <table:table-cell table:formula="of:=STDEV([.M3:.M38])" office:value-type="float"/>
          <table:table-cell table:formula="of:=STDEV([.N3:.N38])" office:value-type="float"/>
          <table:table-cell table:formula="of:=STDEV([.O3:.O38])" office:value-type="float"/>
          <table:table-cell table:formula="of:=STDEV([.P3:.P38])" office:value-type="float"/>
          <table:table-cell table:formula="of:=STDEV([.Q3:.Q38])" office:value-type="float"/>
          <table:table-cell table:formula="of:=STDEV([.R3:.R38])" office:value-type="float"/>
          <table:table-cell table:formula="of:=STDEV([.S3:.S38])" office:value-type="float"/>
          <table:table-cell table:formula="of:=STDEV([.T3:.T38])" office:value-type="float"/>
          <table:table-cell table:formula="of:=STDEV([.U3:.U38])" office:value-type="float"/>
          <table:table-cell table:formula="of:=STDEV([.V3:.V38])" office:value-type="float"/>
          <table:table-cell table:formula="of:=STDEV([.W3:.W38])" office:value-type="float"/>
          <table:table-cell table:formula="of:=STDEV([.X3:.X38])" office:value-type="float"/>
          <table:table-cell table:formula="of:=STDEV([.Y3:.Y38])" office:value-type="float"/>
          <table:table-cell table:formula="of:=STDEV([.Z3:.Z38])" office:value-type="float"/>
          <table:table-cell table:formula="of:=STDEV([.AA3:.AA38])" office:value-type="float"/>
          <table:table-cell table:formula="of:=STDEV([.AB3:.AB38])" office:value-type="float"/>
          <table:table-cell table:formula="of:=STDEV([.AC3:.AC38])" office:value-type="float"/>
          <table:table-cell table:formula="of:=STDEV([.AD3:.AD38])" office:value-type="float"/>
          <table:table-cell table:formula="of:=STDEV([.AE3:.AE38])" office:value-type="float"/>
          <table:table-cell table:formula="of:=STDEV([.AF3:.AF38])" office:value-type="float"/>
          <table:table-cell table:formula="of:=STDEV([.AG3:.AG38])" office:value-type="float"/>
          <table:table-cell table:formula="of:=STDEV([.AH3:.AH38])" office:value-type="float"/>
          <table:table-cell table:formula="of:=STDEV([.AI3:.AI38])" office:value-type="float"/>
          <table:table-cell table:formula="of:=STDEV([.AJ3:.AJ38])" office:value-type="float"/>
          <table:table-cell table:formula="of:=STDEV([.AK3:.AK38])" office:value-type="float"/>
          <table:table-cell table:formula="of:=STDEV([.AL3:.AL38])" office:value-type="float"/>
          <table:table-cell table:formula="of:=STDEV([.AM3:.AM38])" office:value-type="float"/>
          <table:table-cell table:formula="of:=STDEV([.AN3:.AN38])" office:value-type="float"/>
          <table:table-cell table:formula="of:=STDEV([.AO3:.AO38])" office:value-type="float"/>
          <table:table-cell table:formula="of:=STDEV([.AP3:.AP38])" office:value-type="float"/>
          <table:table-cell table:formula="of:=STDEV([.AQ3:.AQ38])" office:value-type="float"/>
          <table:table-cell table:formula="of:=STDEV([.AR3:.AR38])" office:value-type="float"/>
          <table:table-cell table:formula="of:=STDEV([.AS3:.AS38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8]-[.$M3:.$M38])^2)^0.5" office:value-type="float"/>
          <table:table-cell table:number-matrix-columns-spanned="1" table:number-matrix-rows-spanned="1" table:formula="of:=SUM(([.C3:.C38]-[.$N3:.$N38])^2)^0.5" office:value-type="float"/>
          <table:table-cell table:number-matrix-columns-spanned="1" table:number-matrix-rows-spanned="1" table:formula="of:=SUM(([.D3:.D38]-[.$O3:.$O38])^2)^0.5" office:value-type="float"/>
          <table:table-cell table:number-matrix-columns-spanned="1" table:number-matrix-rows-spanned="1" table:formula="of:=SUM(([.E3:.E38]-[.$P3:.$P38])^2)^0.5" office:value-type="float"/>
          <table:table-cell table:number-matrix-columns-spanned="1" table:number-matrix-rows-spanned="1" table:formula="of:=SUM(([.F3:.F38]-[.$Q3:.$Q38])^2)^0.5" office:value-type="float"/>
          <table:table-cell table:number-matrix-columns-spanned="1" table:number-matrix-rows-spanned="1" table:formula="of:=SUM(([.G3:.G38]-[.$R3:.$R38])^2)^0.5" office:value-type="float"/>
          <table:table-cell table:number-matrix-columns-spanned="1" table:number-matrix-rows-spanned="1" table:formula="of:=SUM(([.H3:.H38]-[.$S3:.$S38])^2)^0.5" office:value-type="float"/>
          <table:table-cell table:number-matrix-columns-spanned="1" table:number-matrix-rows-spanned="1" table:formula="of:=SUM(([.I3:.I38]-[.$T3:.$T38])^2)^0.5" office:value-type="float"/>
          <table:table-cell table:number-matrix-columns-spanned="1" table:number-matrix-rows-spanned="1" table:formula="of:=SUM(([.J3:.J38]-[.$U3:.$U38])^2)^0.5" office:value-type="float"/>
          <table:table-cell table:number-matrix-columns-spanned="1" table:number-matrix-rows-spanned="1" table:formula="of:=SUM(([.K3:.K38]-[.$V3:.$V38])^2)^0.5" office:value-type="float"/>
          <table:table-cell table:number-matrix-columns-spanned="1" table:number-matrix-rows-spanned="1" table:formula="of:=SUM(([.L3:.L38]-[.$W3:.$W38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8]=[.$M3:.$M38])" office:value-type="float"/>
          <table:table-cell table:number-matrix-columns-spanned="1" table:number-matrix-rows-spanned="1" table:formula="of:=SUM([.C3:.C38]=[.$N3:.$N38])" office:value-type="float"/>
          <table:table-cell table:number-matrix-columns-spanned="1" table:number-matrix-rows-spanned="1" table:formula="of:=SUM([.D3:.D38]=[.$O3:.$O38])" office:value-type="float"/>
          <table:table-cell table:number-matrix-columns-spanned="1" table:number-matrix-rows-spanned="1" table:formula="of:=SUM([.E3:.E38]=[.$P3:.$P38])" office:value-type="float"/>
          <table:table-cell table:number-matrix-columns-spanned="1" table:number-matrix-rows-spanned="1" table:formula="of:=SUM([.F3:.F38]=[.$Q3:.$Q38])" office:value-type="float"/>
          <table:table-cell table:number-matrix-columns-spanned="1" table:number-matrix-rows-spanned="1" table:formula="of:=SUM([.G3:.G38]=[.$R3:.$R38])" office:value-type="float"/>
          <table:table-cell table:number-matrix-columns-spanned="1" table:number-matrix-rows-spanned="1" table:formula="of:=SUM([.H3:.H38]=[.$S3:.$S38])" office:value-type="float"/>
          <table:table-cell table:number-matrix-columns-spanned="1" table:number-matrix-rows-spanned="1" table:formula="of:=SUM([.I3:.I38]=[.$T3:.$T38])" office:value-type="float"/>
          <table:table-cell table:number-matrix-columns-spanned="1" table:number-matrix-rows-spanned="1" table:formula="of:=SUM([.J3:.J38]=[.$U3:.$U38])" office:value-type="float"/>
          <table:table-cell table:number-matrix-columns-spanned="1" table:number-matrix-rows-spanned="1" table:formula="of:=SUM([.K3:.K38]=[.$V3:.$V38])" office:value-type="float"/>
          <table:table-cell table:number-matrix-columns-spanned="1" table:number-matrix-rows-spanned="1" table:formula="of:=SUM([.L3:.L38]=[.$W3:.$W38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8]&lt;[.$X3:.$X38])" office:value-type="float"/>
          <table:table-cell table:number-matrix-columns-spanned="1" table:number-matrix-rows-spanned="1" table:formula="of:=SUM([.C3:.C38]&lt;[.$Y3:.$Y38])" office:value-type="float"/>
          <table:table-cell table:number-matrix-columns-spanned="1" table:number-matrix-rows-spanned="1" table:formula="of:=SUM([.D3:.D38]&lt;[.$Z3:.$Z38])" office:value-type="float"/>
          <table:table-cell table:number-matrix-columns-spanned="1" table:number-matrix-rows-spanned="1" table:formula="of:=SUM([.E3:.E38]&lt;[.$AA3:.$AA38])" office:value-type="float"/>
          <table:table-cell table:number-matrix-columns-spanned="1" table:number-matrix-rows-spanned="1" table:formula="of:=SUM([.F3:.F38]&lt;[.$AB3:.$AB38])" office:value-type="float"/>
          <table:table-cell table:number-matrix-columns-spanned="1" table:number-matrix-rows-spanned="1" table:formula="of:=SUM([.G3:.G38]&lt;[.$AC3:.$AC38])" office:value-type="float"/>
          <table:table-cell table:number-matrix-columns-spanned="1" table:number-matrix-rows-spanned="1" table:formula="of:=SUM([.H3:.H38]&lt;[.$AD3:.$AD38])" office:value-type="float"/>
          <table:table-cell table:number-matrix-columns-spanned="1" table:number-matrix-rows-spanned="1" table:formula="of:=SUM([.I3:.I38]&lt;[.$AE3:.$AE38])" office:value-type="float"/>
          <table:table-cell table:number-matrix-columns-spanned="1" table:number-matrix-rows-spanned="1" table:formula="of:=SUM([.J3:.J38]&lt;[.$AF3:.$AF38])" office:value-type="float"/>
          <table:table-cell table:number-matrix-columns-spanned="1" table:number-matrix-rows-spanned="1" table:formula="of:=SUM([.K3:.K38]&lt;[.$AG3:.$AG38])" office:value-type="float"/>
          <table:table-cell table:number-matrix-columns-spanned="1" table:number-matrix-rows-spanned="1" table:formula="of:=SUM([.L3:.L38]&lt;[.$AH3:.$AH38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8]&gt;[.$X3:.$X38])" office:value-type="float"/>
          <table:table-cell table:number-matrix-columns-spanned="1" table:number-matrix-rows-spanned="1" table:formula="of:=SUM([.C3:.C38]&gt;[.$Y3:.$Y38])" office:value-type="float"/>
          <table:table-cell table:number-matrix-columns-spanned="1" table:number-matrix-rows-spanned="1" table:formula="of:=SUM([.D3:.D38]&gt;[.$Z3:.$Z38])" office:value-type="float"/>
          <table:table-cell table:number-matrix-columns-spanned="1" table:number-matrix-rows-spanned="1" table:formula="of:=SUM([.E3:.E38]&gt;[.$AA3:.$AA38])" office:value-type="float"/>
          <table:table-cell table:number-matrix-columns-spanned="1" table:number-matrix-rows-spanned="1" table:formula="of:=SUM([.F3:.F38]&gt;[.$AB3:.$AB38])" office:value-type="float"/>
          <table:table-cell table:number-matrix-columns-spanned="1" table:number-matrix-rows-spanned="1" table:formula="of:=SUM([.G3:.G38]&gt;[.$AC3:.$AC38])" office:value-type="float"/>
          <table:table-cell table:number-matrix-columns-spanned="1" table:number-matrix-rows-spanned="1" table:formula="of:=SUM([.H3:.H38]&gt;[.$AD3:.$AD38])" office:value-type="float"/>
          <table:table-cell table:number-matrix-columns-spanned="1" table:number-matrix-rows-spanned="1" table:formula="of:=SUM([.I3:.I38]&gt;[.$AE3:.$AE38])" office:value-type="float"/>
          <table:table-cell table:number-matrix-columns-spanned="1" table:number-matrix-rows-spanned="1" table:formula="of:=SUM([.J3:.J38]&gt;[.$AF3:.$AF38])" office:value-type="float"/>
          <table:table-cell table:number-matrix-columns-spanned="1" table:number-matrix-rows-spanned="1" table:formula="of:=SUM([.K3:.K38]&gt;[.$AG3:.$AG38])" office:value-type="float"/>
          <table:table-cell table:number-matrix-columns-spanned="1" table:number-matrix-rows-spanned="1" table:formula="of:=SUM([.L3:.L38]&gt;[.$AH3:.$AH38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8]=[.$AI3:.$AI38])" office:value-type="float"/>
          <table:table-cell table:number-matrix-columns-spanned="1" table:number-matrix-rows-spanned="1" table:formula="of:=SUM([.C3:.C38]=[.$AJ3:.$AJ38])" office:value-type="float"/>
          <table:table-cell table:number-matrix-columns-spanned="1" table:number-matrix-rows-spanned="1" table:formula="of:=SUM([.D3:.D38]=[.$AK3:.$AK38])" office:value-type="float"/>
          <table:table-cell table:number-matrix-columns-spanned="1" table:number-matrix-rows-spanned="1" table:formula="of:=SUM([.E3:.E38]=[.$AL3:.$AL38])" office:value-type="float"/>
          <table:table-cell table:number-matrix-columns-spanned="1" table:number-matrix-rows-spanned="1" table:formula="of:=SUM([.F3:.F38]=[.$AM3:.$AM38])" office:value-type="float"/>
          <table:table-cell table:number-matrix-columns-spanned="1" table:number-matrix-rows-spanned="1" table:formula="of:=SUM([.G3:.G38]=[.$AN3:.$AN38])" office:value-type="float"/>
          <table:table-cell table:number-matrix-columns-spanned="1" table:number-matrix-rows-spanned="1" table:formula="of:=SUM([.H3:.H38]=[.$AO3:.$AO38])" office:value-type="float"/>
          <table:table-cell table:number-matrix-columns-spanned="1" table:number-matrix-rows-spanned="1" table:formula="of:=SUM([.I3:.I38]=[.$AP3:.$AP38])" office:value-type="float"/>
          <table:table-cell table:number-matrix-columns-spanned="1" table:number-matrix-rows-spanned="1" table:formula="of:=SUM([.J3:.J38]=[.$AQ3:.$AQ38])" office:value-type="float"/>
          <table:table-cell table:number-matrix-columns-spanned="1" table:number-matrix-rows-spanned="1" table:formula="of:=SUM([.K3:.K38]=[.$AR3:.$AR38])" office:value-type="float"/>
          <table:table-cell table:number-matrix-columns-spanned="1" table:number-matrix-rows-spanned="1" table:formula="of:=SUM([.L3:.L38]=[.$AS3:.$AS38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row table:style-name="ro1">
          <table:table-cell office:value-type="string">
            <text:p/>
          </table:table-cell>
          <table:table-cell office:value-type="string">
            <text:p>plingo-1/sample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ptime</text:p>
          </table:table-cell>
          <table:table-cell office:value-type="string">
            <text:p>query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38])" office:value-type="float"/>
          <table:table-cell table:formula="of:=AVERAGE([Instances.C3:Instances.C38])" office:value-type="float"/>
          <table:table-cell table:formula="of:=AVERAGE([Instances.D3:Instances.D38])" office:value-type="float"/>
          <table:table-cell table:formula="of:=AVERAGE([Instances.E3:Instances.E38])" office:value-type="float"/>
          <table:table-cell table:formula="of:=SUM([Instances.F3:Instances.F38])" office:value-type="float"/>
          <table:table-cell table:formula="of:=AVERAGE([Instances.G3:Instances.G38])" office:value-type="float"/>
          <table:table-cell table:formula="of:=AVERAGE([Instances.H3:Instances.H38])" office:value-type="float"/>
          <table:table-cell table:formula="of:=AVERAGE([Instances.I3:Instances.I38])" office:value-type="float"/>
          <table:table-cell table:formula="of:=AVERAGE([Instances.J3:Instances.J38])" office:value-type="float"/>
          <table:table-cell table:formula="of:=AVERAGE([Instances.K3:Instances.K38])" office:value-type="float"/>
          <table:table-cell table:formula="of:=AVERAGE([Instances.L3:Instances.L38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M3:.$M3])^2)^0.5" office:value-type="float"/>
          <table:table-cell table:number-matrix-columns-spanned="1" table:number-matrix-rows-spanned="1" table:formula="of:=SUM(([.C3:.C3]-[.$N3:.$N3])^2)^0.5" office:value-type="float"/>
          <table:table-cell table:number-matrix-columns-spanned="1" table:number-matrix-rows-spanned="1" table:formula="of:=SUM(([.D3:.D3]-[.$O3:.$O3])^2)^0.5" office:value-type="float"/>
          <table:table-cell table:number-matrix-columns-spanned="1" table:number-matrix-rows-spanned="1" table:formula="of:=SUM(([.E3:.E3]-[.$P3:.$P3])^2)^0.5" office:value-type="float"/>
          <table:table-cell table:number-matrix-columns-spanned="1" table:number-matrix-rows-spanned="1" table:formula="of:=SUM(([.F3:.F3]-[.$Q3:.$Q3])^2)^0.5" office:value-type="float"/>
          <table:table-cell table:number-matrix-columns-spanned="1" table:number-matrix-rows-spanned="1" table:formula="of:=SUM(([.G3:.G3]-[.$R3:.$R3])^2)^0.5" office:value-type="float"/>
          <table:table-cell table:number-matrix-columns-spanned="1" table:number-matrix-rows-spanned="1" table:formula="of:=SUM(([.H3:.H3]-[.$S3:.$S3])^2)^0.5" office:value-type="float"/>
          <table:table-cell table:number-matrix-columns-spanned="1" table:number-matrix-rows-spanned="1" table:formula="of:=SUM(([.I3:.I3]-[.$T3:.$T3])^2)^0.5" office:value-type="float"/>
          <table:table-cell table:number-matrix-columns-spanned="1" table:number-matrix-rows-spanned="1" table:formula="of:=SUM(([.J3:.J3]-[.$U3:.$U3])^2)^0.5" office:value-type="float"/>
          <table:table-cell table:number-matrix-columns-spanned="1" table:number-matrix-rows-spanned="1" table:formula="of:=SUM(([.K3:.K3]-[.$V3:.$V3])^2)^0.5" office:value-type="float"/>
          <table:table-cell table:number-matrix-columns-spanned="1" table:number-matrix-rows-spanned="1" table:formula="of:=SUM(([.L3:.L3]-[.$W3:.$W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M3:.$M3])" office:value-type="float"/>
          <table:table-cell table:number-matrix-columns-spanned="1" table:number-matrix-rows-spanned="1" table:formula="of:=SUM([.C3:.C3]=[.$N3:.$N3])" office:value-type="float"/>
          <table:table-cell table:number-matrix-columns-spanned="1" table:number-matrix-rows-spanned="1" table:formula="of:=SUM([.D3:.D3]=[.$O3:.$O3])" office:value-type="float"/>
          <table:table-cell table:number-matrix-columns-spanned="1" table:number-matrix-rows-spanned="1" table:formula="of:=SUM([.E3:.E3]=[.$P3:.$P3])" office:value-type="float"/>
          <table:table-cell table:number-matrix-columns-spanned="1" table:number-matrix-rows-spanned="1" table:formula="of:=SUM([.F3:.F3]=[.$Q3:.$Q3])" office:value-type="float"/>
          <table:table-cell table:number-matrix-columns-spanned="1" table:number-matrix-rows-spanned="1" table:formula="of:=SUM([.G3:.G3]=[.$R3:.$R3])" office:value-type="float"/>
          <table:table-cell table:number-matrix-columns-spanned="1" table:number-matrix-rows-spanned="1" table:formula="of:=SUM([.H3:.H3]=[.$S3:.$S3])" office:value-type="float"/>
          <table:table-cell table:number-matrix-columns-spanned="1" table:number-matrix-rows-spanned="1" table:formula="of:=SUM([.I3:.I3]=[.$T3:.$T3])" office:value-type="float"/>
          <table:table-cell table:number-matrix-columns-spanned="1" table:number-matrix-rows-spanned="1" table:formula="of:=SUM([.J3:.J3]=[.$U3:.$U3])" office:value-type="float"/>
          <table:table-cell table:number-matrix-columns-spanned="1" table:number-matrix-rows-spanned="1" table:formula="of:=SUM([.K3:.K3]=[.$V3:.$V3])" office:value-type="float"/>
          <table:table-cell table:number-matrix-columns-spanned="1" table:number-matrix-rows-spanned="1" table:formula="of:=SUM([.L3:.L3]=[.$W3:.$W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X3:.$X3])" office:value-type="float"/>
          <table:table-cell table:number-matrix-columns-spanned="1" table:number-matrix-rows-spanned="1" table:formula="of:=SUM([.C3:.C3]&lt;[.$Y3:.$Y3])" office:value-type="float"/>
          <table:table-cell table:number-matrix-columns-spanned="1" table:number-matrix-rows-spanned="1" table:formula="of:=SUM([.D3:.D3]&lt;[.$Z3:.$Z3])" office:value-type="float"/>
          <table:table-cell table:number-matrix-columns-spanned="1" table:number-matrix-rows-spanned="1" table:formula="of:=SUM([.E3:.E3]&lt;[.$AA3:.$AA3])" office:value-type="float"/>
          <table:table-cell table:number-matrix-columns-spanned="1" table:number-matrix-rows-spanned="1" table:formula="of:=SUM([.F3:.F3]&lt;[.$AB3:.$AB3])" office:value-type="float"/>
          <table:table-cell table:number-matrix-columns-spanned="1" table:number-matrix-rows-spanned="1" table:formula="of:=SUM([.G3:.G3]&lt;[.$AC3:.$AC3])" office:value-type="float"/>
          <table:table-cell table:number-matrix-columns-spanned="1" table:number-matrix-rows-spanned="1" table:formula="of:=SUM([.H3:.H3]&lt;[.$AD3:.$AD3])" office:value-type="float"/>
          <table:table-cell table:number-matrix-columns-spanned="1" table:number-matrix-rows-spanned="1" table:formula="of:=SUM([.I3:.I3]&lt;[.$AE3:.$AE3])" office:value-type="float"/>
          <table:table-cell table:number-matrix-columns-spanned="1" table:number-matrix-rows-spanned="1" table:formula="of:=SUM([.J3:.J3]&lt;[.$AF3:.$AF3])" office:value-type="float"/>
          <table:table-cell table:number-matrix-columns-spanned="1" table:number-matrix-rows-spanned="1" table:formula="of:=SUM([.K3:.K3]&lt;[.$AG3:.$AG3])" office:value-type="float"/>
          <table:table-cell table:number-matrix-columns-spanned="1" table:number-matrix-rows-spanned="1" table:formula="of:=SUM([.L3:.L3]&lt;[.$AH3:.$AH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X3:.$X3])" office:value-type="float"/>
          <table:table-cell table:number-matrix-columns-spanned="1" table:number-matrix-rows-spanned="1" table:formula="of:=SUM([.C3:.C3]&gt;[.$Y3:.$Y3])" office:value-type="float"/>
          <table:table-cell table:number-matrix-columns-spanned="1" table:number-matrix-rows-spanned="1" table:formula="of:=SUM([.D3:.D3]&gt;[.$Z3:.$Z3])" office:value-type="float"/>
          <table:table-cell table:number-matrix-columns-spanned="1" table:number-matrix-rows-spanned="1" table:formula="of:=SUM([.E3:.E3]&gt;[.$AA3:.$AA3])" office:value-type="float"/>
          <table:table-cell table:number-matrix-columns-spanned="1" table:number-matrix-rows-spanned="1" table:formula="of:=SUM([.F3:.F3]&gt;[.$AB3:.$AB3])" office:value-type="float"/>
          <table:table-cell table:number-matrix-columns-spanned="1" table:number-matrix-rows-spanned="1" table:formula="of:=SUM([.G3:.G3]&gt;[.$AC3:.$AC3])" office:value-type="float"/>
          <table:table-cell table:number-matrix-columns-spanned="1" table:number-matrix-rows-spanned="1" table:formula="of:=SUM([.H3:.H3]&gt;[.$AD3:.$AD3])" office:value-type="float"/>
          <table:table-cell table:number-matrix-columns-spanned="1" table:number-matrix-rows-spanned="1" table:formula="of:=SUM([.I3:.I3]&gt;[.$AE3:.$AE3])" office:value-type="float"/>
          <table:table-cell table:number-matrix-columns-spanned="1" table:number-matrix-rows-spanned="1" table:formula="of:=SUM([.J3:.J3]&gt;[.$AF3:.$AF3])" office:value-type="float"/>
          <table:table-cell table:number-matrix-columns-spanned="1" table:number-matrix-rows-spanned="1" table:formula="of:=SUM([.K3:.K3]&gt;[.$AG3:.$AG3])" office:value-type="float"/>
          <table:table-cell table:number-matrix-columns-spanned="1" table:number-matrix-rows-spanned="1" table:formula="of:=SUM([.L3:.L3]&gt;[.$AH3:.$AH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AI3:.$AI3])" office:value-type="float"/>
          <table:table-cell table:number-matrix-columns-spanned="1" table:number-matrix-rows-spanned="1" table:formula="of:=SUM([.C3:.C3]=[.$AJ3:.$AJ3])" office:value-type="float"/>
          <table:table-cell table:number-matrix-columns-spanned="1" table:number-matrix-rows-spanned="1" table:formula="of:=SUM([.D3:.D3]=[.$AK3:.$AK3])" office:value-type="float"/>
          <table:table-cell table:number-matrix-columns-spanned="1" table:number-matrix-rows-spanned="1" table:formula="of:=SUM([.E3:.E3]=[.$AL3:.$AL3])" office:value-type="float"/>
          <table:table-cell table:number-matrix-columns-spanned="1" table:number-matrix-rows-spanned="1" table:formula="of:=SUM([.F3:.F3]=[.$AM3:.$AM3])" office:value-type="float"/>
          <table:table-cell table:number-matrix-columns-spanned="1" table:number-matrix-rows-spanned="1" table:formula="of:=SUM([.G3:.G3]=[.$AN3:.$AN3])" office:value-type="float"/>
          <table:table-cell table:number-matrix-columns-spanned="1" table:number-matrix-rows-spanned="1" table:formula="of:=SUM([.H3:.H3]=[.$AO3:.$AO3])" office:value-type="float"/>
          <table:table-cell table:number-matrix-columns-spanned="1" table:number-matrix-rows-spanned="1" table:formula="of:=SUM([.I3:.I3]=[.$AP3:.$AP3])" office:value-type="float"/>
          <table:table-cell table:number-matrix-columns-spanned="1" table:number-matrix-rows-spanned="1" table:formula="of:=SUM([.J3:.J3]=[.$AQ3:.$AQ3])" office:value-type="float"/>
          <table:table-cell table:number-matrix-columns-spanned="1" table:number-matrix-rows-spanned="1" table:formula="of:=SUM([.K3:.K3]=[.$AR3:.$AR3])" office:value-type="float"/>
          <table:table-cell table:number-matrix-columns-spanned="1" table:number-matrix-rows-spanned="1" table:formula="of:=SUM([.L3:.L3]=[.$AS3:.$AS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